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02in"/>
    </style:style>
    <style:style style:name="co2" style:family="table-column">
      <style:table-column-properties fo:break-before="auto" style:column-width="0.6362in"/>
    </style:style>
    <style:style style:name="co3" style:family="table-column">
      <style:table-column-properties fo:break-before="auto" style:column-width="0.6189in"/>
    </style:style>
    <style:style style:name="co4" style:family="table-column">
      <style:table-column-properties fo:break-before="auto" style:column-width="1.2673in"/>
    </style:style>
    <style:style style:name="co5" style:family="table-column">
      <style:table-column-properties fo:break-before="auto" style:column-width="0.913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word</text:p>
          </table:table-cell>
          <table:table-cell table:style-name="ce1" office:value-type="string">
            <text:p>syll_seq</text:p>
          </table:table-cell>
          <table:table-cell table:style-name="ce1" office:value-type="string">
            <text:p>syll_text</text:p>
          </table:table-cell>
          <table:table-cell table:style-name="ce1" office:value-type="string">
            <text:p>syll_dscr</text:p>
          </table:table-cell>
          <table:table-cell table:style-name="ce1" table:number-columns-repeated="1020"/>
        </table:table-row>
        <table:table-row table:style-name="ro1" table:visibility="filter">
          <table:table-cell office:value-type="string">
            <text:p>cffnCDik-qo-iM</text:p>
          </table:table-cell>
          <table:table-cell office:value-type="float" office:value="1">
            <text:p>1</text:p>
          </table:table-cell>
          <table:table-cell office:value-type="string">
            <text:p>cff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nCDik-qo-iM</text:p>
          </table:table-cell>
          <table:table-cell office:value-type="float" office:value="2">
            <text:p>2</text:p>
          </table:table-cell>
          <table:table-cell office:value-type="string">
            <text:p>CD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nCDik-qo-iM</text:p>
          </table:table-cell>
          <table:table-cell office:value-type="float" office:value="3">
            <text:p>3</text:p>
          </table:table-cell>
          <table:table-cell office:value-type="string">
            <text:p>ik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nCDik-qo-iM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nCDik-qo-iM</text:p>
          </table:table-cell>
          <table:table-cell office:value-type="float" office:value="5">
            <text:p>5</text:p>
          </table:table-cell>
          <table:table-cell office:value-type="string">
            <text:p>qo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nCDik-qo-iM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nCDik-qo-iM</text:p>
          </table:table-cell>
          <table:table-cell office:value-type="float" office:value="7">
            <text:p>7</text:p>
          </table:table-cell>
          <table:table-cell office:value-type="string">
            <text:p>iM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nnfWDik-qo-iM</text:p>
          </table:table-cell>
          <table:table-cell office:value-type="float" office:value="1">
            <text:p>1</text:p>
          </table:table-cell>
          <table:table-cell office:value-type="string">
            <text:p>cnnf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nnfWDik-qo-iM</text:p>
          </table:table-cell>
          <table:table-cell office:value-type="float" office:value="2">
            <text:p>2</text:p>
          </table:table-cell>
          <table:table-cell office:value-type="string">
            <text:p>WD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nnfWDik-qo-iM</text:p>
          </table:table-cell>
          <table:table-cell office:value-type="float" office:value="3">
            <text:p>3</text:p>
          </table:table-cell>
          <table:table-cell office:value-type="string">
            <text:p>ik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nnfWDik-qo-iM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nnfWDik-qo-iM</text:p>
          </table:table-cell>
          <table:table-cell office:value-type="float" office:value="5">
            <text:p>5</text:p>
          </table:table-cell>
          <table:table-cell office:value-type="string">
            <text:p>qo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nnfWDik-qo-iM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nnfWDik-qo-iM</text:p>
          </table:table-cell>
          <table:table-cell office:value-type="float" office:value="7">
            <text:p>7</text:p>
          </table:table-cell>
          <table:table-cell office:value-type="string">
            <text:p>iM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nnfCKDiM-hvzqy</text:p>
          </table:table-cell>
          <table:table-cell office:value-type="float" office:value="1">
            <text:p>1</text:p>
          </table:table-cell>
          <table:table-cell office:value-type="string">
            <text:p>cnnf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nnfCKDiM-hvzqy</text:p>
          </table:table-cell>
          <table:table-cell office:value-type="float" office:value="2">
            <text:p>2</text:p>
          </table:table-cell>
          <table:table-cell office:value-type="string">
            <text:p>CKD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nnfCKDiM-hvzqy</text:p>
          </table:table-cell>
          <table:table-cell office:value-type="float" office:value="3">
            <text:p>3</text:p>
          </table:table-cell>
          <table:table-cell office:value-type="string">
            <text:p>iM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nnfCKDiM-hvzqy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nnfCKDiM-hvzqy</text:p>
          </table:table-cell>
          <table:table-cell office:value-type="float" office:value="5">
            <text:p>5</text:p>
          </table:table-cell>
          <table:table-cell office:value-type="string">
            <text:p>hv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nnfCKDiM-hvzqy</text:p>
          </table:table-cell>
          <table:table-cell office:value-type="float" office:value="6">
            <text:p>6</text:p>
          </table:table-cell>
          <table:table-cell office:value-type="string">
            <text:p>zqy</text:p>
          </table:table-cell>
          <table:table-cell office:value-type="string">
            <text:p>repeti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nnlik-D</text:p>
          </table:table-cell>
          <table:table-cell office:value-type="float" office:value="1">
            <text:p>1</text:p>
          </table:table-cell>
          <table:table-cell office:value-type="string">
            <text:p>cnnl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nnlik-D</text:p>
          </table:table-cell>
          <table:table-cell office:value-type="float" office:value="2">
            <text:p>2</text:p>
          </table:table-cell>
          <table:table-cell office:value-type="string">
            <text:p>ik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nnlik-D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nnlik-D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M-qky</text:p>
          </table:table-cell>
          <table:table-cell office:value-type="float" office:value="1">
            <text:p>1</text:p>
          </table:table-cell>
          <table:table-cell office:value-type="string">
            <text:p>lrt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M-qky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M-qky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M-qky</text:p>
          </table:table-cell>
          <table:table-cell office:value-type="float" office:value="4">
            <text:p>4</text:p>
          </table:table-cell>
          <table:table-cell office:value-type="string">
            <text:p>qky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U-qy-hv</text:p>
          </table:table-cell>
          <table:table-cell office:value-type="float" office:value="1">
            <text:p>1</text:p>
          </table:table-cell>
          <table:table-cell office:value-type="string">
            <text:p>lrt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U-qy-hv</text:p>
          </table:table-cell>
          <table:table-cell office:value-type="float" office:value="2">
            <text:p>2</text:p>
          </table:table-cell>
          <table:table-cell office:value-type="string">
            <text:p>U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U-qy-hv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U-qy-hv</text:p>
          </table:table-cell>
          <table:table-cell office:value-type="float" office:value="4">
            <text:p>4</text:p>
          </table:table-cell>
          <table:table-cell office:value-type="string">
            <text:p>qy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U-qy-hv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U-qy-hv</text:p>
          </table:table-cell>
          <table:table-cell office:value-type="float" office:value="6">
            <text:p>6</text:p>
          </table:table-cell>
          <table:table-cell office:value-type="string">
            <text:p>hv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ik-qo-Uz</text:p>
          </table:table-cell>
          <table:table-cell office:value-type="float" office:value="1">
            <text:p>1</text:p>
          </table:table-cell>
          <table:table-cell office:value-type="string">
            <text:p>lrt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ik-qo-Uz</text:p>
          </table:table-cell>
          <table:table-cell office:value-type="float" office:value="2">
            <text:p>2</text:p>
          </table:table-cell>
          <table:table-cell office:value-type="string">
            <text:p>ik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ik-qo-Uz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ik-qo-Uz</text:p>
          </table:table-cell>
          <table:table-cell office:value-type="float" office:value="4">
            <text:p>4</text:p>
          </table:table-cell>
          <table:table-cell office:value-type="string">
            <text:p>qo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ik-qo-Uz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ik-qo-Uz</text:p>
          </table:table-cell>
          <table:table-cell office:value-type="float" office:value="6">
            <text:p>6</text:p>
          </table:table-cell>
          <table:table-cell office:value-type="string">
            <text:p>U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ik-qo-Uz</text:p>
          </table:table-cell>
          <table:table-cell office:value-type="float" office:value="7">
            <text:p>7</text:p>
          </table:table-cell>
          <table:table-cell office:value-type="string">
            <text:p>z</text:p>
          </table:table-cell>
          <table:table-cell office:value-type="string">
            <text:p>repeti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WDU-hvz</text:p>
          </table:table-cell>
          <table:table-cell office:value-type="float" office:value="1">
            <text:p>1</text:p>
          </table:table-cell>
          <table:table-cell office:value-type="string">
            <text:p>lrt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WDU-hvz</text:p>
          </table:table-cell>
          <table:table-cell office:value-type="float" office:value="2">
            <text:p>2</text:p>
          </table:table-cell>
          <table:table-cell office:value-type="string">
            <text:p>WD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WDU-hvz</text:p>
          </table:table-cell>
          <table:table-cell office:value-type="float" office:value="3">
            <text:p>3</text:p>
          </table:table-cell>
          <table:table-cell office:value-type="string">
            <text:p>U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WDU-hvz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WDU-hvz</text:p>
          </table:table-cell>
          <table:table-cell office:value-type="float" office:value="5">
            <text:p>5</text:p>
          </table:table-cell>
          <table:table-cell office:value-type="string">
            <text:p>hv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WDU-hvz</text:p>
          </table:table-cell>
          <table:table-cell office:value-type="float" office:value="6">
            <text:p>6</text:p>
          </table:table-cell>
          <table:table-cell office:value-type="string">
            <text:p>z</text:p>
          </table:table-cell>
          <table:table-cell office:value-type="string">
            <text:p>repeti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iM-qvz</text:p>
          </table:table-cell>
          <table:table-cell office:value-type="float" office:value="1">
            <text:p>1</text:p>
          </table:table-cell>
          <table:table-cell office:value-type="string">
            <text:p>lrt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iM-qvz</text:p>
          </table:table-cell>
          <table:table-cell office:value-type="float" office:value="2">
            <text:p>2</text:p>
          </table:table-cell>
          <table:table-cell office:value-type="string">
            <text:p>iM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iM-qvz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iM-qvz</text:p>
          </table:table-cell>
          <table:table-cell office:value-type="float" office:value="4">
            <text:p>4</text:p>
          </table:table-cell>
          <table:table-cell office:value-type="string">
            <text:p>qv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iM-qvz</text:p>
          </table:table-cell>
          <table:table-cell office:value-type="float" office:value="5">
            <text:p>5</text:p>
          </table:table-cell>
          <table:table-cell office:value-type="string">
            <text:p>z</text:p>
          </table:table-cell>
          <table:table-cell office:value-type="string">
            <text:p>repeti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WM-qo-U-D-iM</text:p>
          </table:table-cell>
          <table:table-cell office:value-type="float" office:value="1">
            <text:p>1</text:p>
          </table:table-cell>
          <table:table-cell office:value-type="string">
            <text:p>lrt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WM-qo-U-D-iM</text:p>
          </table:table-cell>
          <table:table-cell office:value-type="float" office:value="2">
            <text:p>2</text:p>
          </table:table-cell>
          <table:table-cell office:value-type="string">
            <text:p>W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WM-qo-U-D-iM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WM-qo-U-D-iM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WM-qo-U-D-iM</text:p>
          </table:table-cell>
          <table:table-cell office:value-type="float" office:value="5">
            <text:p>5</text:p>
          </table:table-cell>
          <table:table-cell office:value-type="string">
            <text:p>qo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WM-qo-U-D-iM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WM-qo-U-D-iM</text:p>
          </table:table-cell>
          <table:table-cell office:value-type="float" office:value="7">
            <text:p>7</text:p>
          </table:table-cell>
          <table:table-cell office:value-type="string">
            <text:p>U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WM-qo-U-D-iM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WM-qo-U-D-iM</text:p>
          </table:table-cell>
          <table:table-cell office:value-type="float" office:value="9">
            <text:p>9</text:p>
          </table:table-cell>
          <table:table-cell office:value-type="string">
            <text:p>D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WM-qo-U-D-iM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WM-qo-U-D-iM</text:p>
          </table:table-cell>
          <table:table-cell office:value-type="float" office:value="11">
            <text:p>11</text:p>
          </table:table-cell>
          <table:table-cell office:value-type="string">
            <text:p>iM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WDik-qo-iMz</text:p>
          </table:table-cell>
          <table:table-cell office:value-type="float" office:value="1">
            <text:p>1</text:p>
          </table:table-cell>
          <table:table-cell office:value-type="string">
            <text:p>lrt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WDik-qo-iMz</text:p>
          </table:table-cell>
          <table:table-cell office:value-type="float" office:value="2">
            <text:p>2</text:p>
          </table:table-cell>
          <table:table-cell office:value-type="string">
            <text:p>WD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WDik-qo-iMz</text:p>
          </table:table-cell>
          <table:table-cell office:value-type="float" office:value="3">
            <text:p>3</text:p>
          </table:table-cell>
          <table:table-cell office:value-type="string">
            <text:p>ik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WDik-qo-iMz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WDik-qo-iMz</text:p>
          </table:table-cell>
          <table:table-cell office:value-type="float" office:value="5">
            <text:p>5</text:p>
          </table:table-cell>
          <table:table-cell office:value-type="string">
            <text:p>qo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WDik-qo-iMz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WDik-qo-iMz</text:p>
          </table:table-cell>
          <table:table-cell office:value-type="float" office:value="7">
            <text:p>7</text:p>
          </table:table-cell>
          <table:table-cell office:value-type="string">
            <text:p>iM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WDik-qo-iMz</text:p>
          </table:table-cell>
          <table:table-cell office:value-type="float" office:value="8">
            <text:p>8</text:p>
          </table:table-cell>
          <table:table-cell office:value-type="string">
            <text:p>z</text:p>
          </table:table-cell>
          <table:table-cell office:value-type="string">
            <text:p>repeti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CKDik-qo-iMz</text:p>
          </table:table-cell>
          <table:table-cell office:value-type="float" office:value="1">
            <text:p>1</text:p>
          </table:table-cell>
          <table:table-cell office:value-type="string">
            <text:p>lrt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CKDik-qo-iMz</text:p>
          </table:table-cell>
          <table:table-cell office:value-type="float" office:value="2">
            <text:p>2</text:p>
          </table:table-cell>
          <table:table-cell office:value-type="string">
            <text:p>CKD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CKDik-qo-iMz</text:p>
          </table:table-cell>
          <table:table-cell office:value-type="float" office:value="3">
            <text:p>3</text:p>
          </table:table-cell>
          <table:table-cell office:value-type="string">
            <text:p>ik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CKDik-qo-iMz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CKDik-qo-iMz</text:p>
          </table:table-cell>
          <table:table-cell office:value-type="float" office:value="5">
            <text:p>5</text:p>
          </table:table-cell>
          <table:table-cell office:value-type="string">
            <text:p>qo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CKDik-qo-iMz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CKDik-qo-iMz</text:p>
          </table:table-cell>
          <table:table-cell office:value-type="float" office:value="7">
            <text:p>7</text:p>
          </table:table-cell>
          <table:table-cell office:value-type="string">
            <text:p>iM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CKDik-qo-iMz</text:p>
          </table:table-cell>
          <table:table-cell office:value-type="float" office:value="8">
            <text:p>8</text:p>
          </table:table-cell>
          <table:table-cell office:value-type="string">
            <text:p>z</text:p>
          </table:table-cell>
          <table:table-cell office:value-type="string">
            <text:p>repeti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CKDiM-qe-clnz</text:p>
          </table:table-cell>
          <table:table-cell office:value-type="float" office:value="1">
            <text:p>1</text:p>
          </table:table-cell>
          <table:table-cell office:value-type="string">
            <text:p>lrt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CKDiM-qe-clnz</text:p>
          </table:table-cell>
          <table:table-cell office:value-type="float" office:value="2">
            <text:p>2</text:p>
          </table:table-cell>
          <table:table-cell office:value-type="string">
            <text:p>CKD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CKDiM-qe-clnz</text:p>
          </table:table-cell>
          <table:table-cell office:value-type="float" office:value="3">
            <text:p>3</text:p>
          </table:table-cell>
          <table:table-cell office:value-type="string">
            <text:p>iM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CKDiM-qe-clnz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CKDiM-qe-clnz</text:p>
          </table:table-cell>
          <table:table-cell office:value-type="float" office:value="5">
            <text:p>5</text:p>
          </table:table-cell>
          <table:table-cell office:value-type="string">
            <text:p>qe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CKDiM-qe-clnz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CKDiM-qe-clnz</text:p>
          </table:table-cell>
          <table:table-cell office:value-type="float" office:value="7">
            <text:p>7</text:p>
          </table:table-cell>
          <table:table-cell office:value-type="string">
            <text:p>cl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CKDiM-qe-clnz</text:p>
          </table:table-cell>
          <table:table-cell office:value-type="float" office:value="8">
            <text:p>8</text:p>
          </table:table-cell>
          <table:table-cell office:value-type="string">
            <text:p>z</text:p>
          </table:table-cell>
          <table:table-cell office:value-type="string">
            <text:p>repeti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Wik-Dzhv</text:p>
          </table:table-cell>
          <table:table-cell office:value-type="float" office:value="1">
            <text:p>1</text:p>
          </table:table-cell>
          <table:table-cell office:value-type="string">
            <text:p>lrt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Wik-Dzhv</text:p>
          </table:table-cell>
          <table:table-cell office:value-type="float" office:value="2">
            <text:p>2</text:p>
          </table:table-cell>
          <table:table-cell office:value-type="string">
            <text:p>W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Wik-Dzhv</text:p>
          </table:table-cell>
          <table:table-cell office:value-type="float" office:value="3">
            <text:p>3</text:p>
          </table:table-cell>
          <table:table-cell office:value-type="string">
            <text:p>ik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Wik-Dzhv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Wik-Dzhv</text:p>
          </table:table-cell>
          <table:table-cell office:value-type="float" office:value="5">
            <text:p>5</text:p>
          </table:table-cell>
          <table:table-cell office:value-type="string">
            <text:p>D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Wik-Dzhv</text:p>
          </table:table-cell>
          <table:table-cell office:value-type="float" office:value="6">
            <text:p>6</text:p>
          </table:table-cell>
          <table:table-cell office:value-type="string">
            <text:p>zhv</text:p>
          </table:table-cell>
          <table:table-cell office:value-type="string">
            <text:p>repeti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CqvDU-q^hv</text:p>
          </table:table-cell>
          <table:table-cell office:value-type="float" office:value="1">
            <text:p>1</text:p>
          </table:table-cell>
          <table:table-cell office:value-type="string">
            <text:p>lrt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CqvDU-q^hv</text:p>
          </table:table-cell>
          <table:table-cell office:value-type="float" office:value="2">
            <text:p>2</text:p>
          </table:table-cell>
          <table:table-cell office:value-type="string">
            <text:p>CqvD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CqvDU-q^hv</text:p>
          </table:table-cell>
          <table:table-cell office:value-type="float" office:value="3">
            <text:p>3</text:p>
          </table:table-cell>
          <table:table-cell office:value-type="string">
            <text:p>U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CqvDU-q^hv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CqvDU-q^hv</text:p>
          </table:table-cell>
          <table:table-cell office:value-type="float" office:value="5">
            <text:p>5</text:p>
          </table:table-cell>
          <table:table-cell office:value-type="string">
            <text:p>q^hv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CqviM-Dz</text:p>
          </table:table-cell>
          <table:table-cell office:value-type="float" office:value="1">
            <text:p>1</text:p>
          </table:table-cell>
          <table:table-cell office:value-type="string">
            <text:p>lrt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CqviM-Dz</text:p>
          </table:table-cell>
          <table:table-cell office:value-type="float" office:value="2">
            <text:p>2</text:p>
          </table:table-cell>
          <table:table-cell office:value-type="string">
            <text:p>Cqv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CqviM-Dz</text:p>
          </table:table-cell>
          <table:table-cell office:value-type="float" office:value="3">
            <text:p>3</text:p>
          </table:table-cell>
          <table:table-cell office:value-type="string">
            <text:p>iM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CqviM-Dz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CqviM-Dz</text:p>
          </table:table-cell>
          <table:table-cell office:value-type="float" office:value="5">
            <text:p>5</text:p>
          </table:table-cell>
          <table:table-cell office:value-type="string">
            <text:p>D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CqviM-Dz</text:p>
          </table:table-cell>
          <table:table-cell office:value-type="float" office:value="6">
            <text:p>6</text:p>
          </table:table-cell>
          <table:table-cell office:value-type="string">
            <text:p>z</text:p>
          </table:table-cell>
          <table:table-cell office:value-type="string">
            <text:p>repeti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CKh^iM-Dz</text:p>
          </table:table-cell>
          <table:table-cell office:value-type="float" office:value="1">
            <text:p>1</text:p>
          </table:table-cell>
          <table:table-cell office:value-type="string">
            <text:p>lrt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CKh^iM-Dz</text:p>
          </table:table-cell>
          <table:table-cell office:value-type="float" office:value="2">
            <text:p>2</text:p>
          </table:table-cell>
          <table:table-cell office:value-type="string">
            <text:p>CKh^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CKh^iM-Dz</text:p>
          </table:table-cell>
          <table:table-cell office:value-type="float" office:value="3">
            <text:p>3</text:p>
          </table:table-cell>
          <table:table-cell office:value-type="string">
            <text:p>iM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CKh^iM-Dz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CKh^iM-Dz</text:p>
          </table:table-cell>
          <table:table-cell office:value-type="float" office:value="5">
            <text:p>5</text:p>
          </table:table-cell>
          <table:table-cell office:value-type="string">
            <text:p>D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CKh^iM-Dz</text:p>
          </table:table-cell>
          <table:table-cell office:value-type="float" office:value="6">
            <text:p>6</text:p>
          </table:table-cell>
          <table:table-cell office:value-type="string">
            <text:p>z</text:p>
          </table:table-cell>
          <table:table-cell office:value-type="string">
            <text:p>repeti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KDM-hvry</text:p>
          </table:table-cell>
          <table:table-cell office:value-type="float" office:value="1">
            <text:p>1</text:p>
          </table:table-cell>
          <table:table-cell office:value-type="string">
            <text:p>lrt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KDM-hvry</text:p>
          </table:table-cell>
          <table:table-cell office:value-type="float" office:value="2">
            <text:p>2</text:p>
          </table:table-cell>
          <table:table-cell office:value-type="string">
            <text:p>KD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KDM-hvry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KDM-hvry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KDM-hvry</text:p>
          </table:table-cell>
          <table:table-cell office:value-type="float" office:value="5">
            <text:p>5</text:p>
          </table:table-cell>
          <table:table-cell office:value-type="string">
            <text:p>hvry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Yh^DiM-hv-qk-qy</text:p>
          </table:table-cell>
          <table:table-cell office:value-type="float" office:value="1">
            <text:p>1</text:p>
          </table:table-cell>
          <table:table-cell office:value-type="string">
            <text:p>lrt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Yh^DiM-hv-qk-qy</text:p>
          </table:table-cell>
          <table:table-cell office:value-type="float" office:value="2">
            <text:p>2</text:p>
          </table:table-cell>
          <table:table-cell office:value-type="string">
            <text:p>Yh^D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Yh^DiM-hv-qk-qy</text:p>
          </table:table-cell>
          <table:table-cell office:value-type="float" office:value="3">
            <text:p>3</text:p>
          </table:table-cell>
          <table:table-cell office:value-type="string">
            <text:p>iM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Yh^DiM-hv-qk-qy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Yh^DiM-hv-qk-qy</text:p>
          </table:table-cell>
          <table:table-cell office:value-type="float" office:value="5">
            <text:p>5</text:p>
          </table:table-cell>
          <table:table-cell office:value-type="string">
            <text:p>hv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Yh^DiM-hv-qk-qy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Yh^DiM-hv-qk-qy</text:p>
          </table:table-cell>
          <table:table-cell office:value-type="float" office:value="7">
            <text:p>7</text:p>
          </table:table-cell>
          <table:table-cell office:value-type="string">
            <text:p>qk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Yh^DiM-hv-qk-qy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Yh^DiM-hv-qk-qy</text:p>
          </table:table-cell>
          <table:table-cell office:value-type="float" office:value="9">
            <text:p>9</text:p>
          </table:table-cell>
          <table:table-cell office:value-type="string">
            <text:p>qy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KU-hkv-D</text:p>
          </table:table-cell>
          <table:table-cell office:value-type="float" office:value="1">
            <text:p>1</text:p>
          </table:table-cell>
          <table:table-cell office:value-type="string">
            <text:p>lrt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KU-hkv-D</text:p>
          </table:table-cell>
          <table:table-cell office:value-type="float" office:value="2">
            <text:p>2</text:p>
          </table:table-cell>
          <table:table-cell office:value-type="string">
            <text:p>K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KU-hkv-D</text:p>
          </table:table-cell>
          <table:table-cell office:value-type="float" office:value="3">
            <text:p>3</text:p>
          </table:table-cell>
          <table:table-cell office:value-type="string">
            <text:p>U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KU-hkv-D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KU-hkv-D</text:p>
          </table:table-cell>
          <table:table-cell office:value-type="float" office:value="5">
            <text:p>5</text:p>
          </table:table-cell>
          <table:table-cell office:value-type="string">
            <text:p>hkv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KU-hkv-D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rtnKU-hkv-D</text:p>
          </table:table-cell>
          <table:table-cell office:value-type="float" office:value="7">
            <text:p>7</text:p>
          </table:table-cell>
          <table:table-cell office:value-type="string">
            <text:p>D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>
          <table:table-cell office:value-type="string">
            <text:p>yfnCU-hvzqk</text:p>
          </table:table-cell>
          <table:table-cell office:value-type="float" office:value="1">
            <text:p>1</text:p>
          </table:table-cell>
          <table:table-cell office:value-type="string">
            <text:p>yf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nCU-hvzqk</text:p>
          </table:table-cell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nCU-hvzqk</text:p>
          </table:table-cell>
          <table:table-cell office:value-type="float" office:value="3">
            <text:p>3</text:p>
          </table:table-cell>
          <table:table-cell office:value-type="string">
            <text:p>U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nCU-hvzqk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nCU-hvzqk</text:p>
          </table:table-cell>
          <table:table-cell office:value-type="float" office:value="5">
            <text:p>5</text:p>
          </table:table-cell>
          <table:table-cell office:value-type="string">
            <text:p>hv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nCU-hvzqk</text:p>
          </table:table-cell>
          <table:table-cell office:value-type="float" office:value="6">
            <text:p>6</text:p>
          </table:table-cell>
          <table:table-cell office:value-type="string">
            <text:p>zqk</text:p>
          </table:table-cell>
          <table:table-cell office:value-type="string">
            <text:p>repetition</text:p>
          </table:table-cell>
          <table:table-cell table:number-columns-repeated="1020"/>
        </table:table-row>
        <table:table-row table:style-name="ro1">
          <table:table-cell office:value-type="string">
            <text:p>ylnU-hvzqy</text:p>
          </table:table-cell>
          <table:table-cell office:value-type="float" office:value="1">
            <text:p>1</text:p>
          </table:table-cell>
          <table:table-cell office:value-type="string">
            <text:p>yl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U-hvzqy</text:p>
          </table:table-cell>
          <table:table-cell office:value-type="float" office:value="2">
            <text:p>2</text:p>
          </table:table-cell>
          <table:table-cell office:value-type="string">
            <text:p>U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U-hvzqy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U-hvzqy</text:p>
          </table:table-cell>
          <table:table-cell office:value-type="float" office:value="4">
            <text:p>4</text:p>
          </table:table-cell>
          <table:table-cell office:value-type="string">
            <text:p>hv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U-hvzqy</text:p>
          </table:table-cell>
          <table:table-cell office:value-type="float" office:value="5">
            <text:p>5</text:p>
          </table:table-cell>
          <table:table-cell office:value-type="string">
            <text:p>zqy</text:p>
          </table:table-cell>
          <table:table-cell office:value-type="string">
            <text:p>repetition</text:p>
          </table:table-cell>
          <table:table-cell table:number-columns-repeated="1020"/>
        </table:table-row>
        <table:table-row table:style-name="ro1">
          <table:table-cell office:value-type="string">
            <text:p>ylnU-qk</text:p>
          </table:table-cell>
          <table:table-cell office:value-type="float" office:value="1">
            <text:p>1</text:p>
          </table:table-cell>
          <table:table-cell office:value-type="string">
            <text:p>yl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U-qk</text:p>
          </table:table-cell>
          <table:table-cell office:value-type="float" office:value="2">
            <text:p>2</text:p>
          </table:table-cell>
          <table:table-cell office:value-type="string">
            <text:p>U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U-qk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U-qk</text:p>
          </table:table-cell>
          <table:table-cell office:value-type="float" office:value="4">
            <text:p>4</text:p>
          </table:table-cell>
          <table:table-cell office:value-type="string">
            <text:p>qk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>
          <table:table-cell office:value-type="string">
            <text:p>ylnM-hyv</text:p>
          </table:table-cell>
          <table:table-cell office:value-type="float" office:value="1">
            <text:p>1</text:p>
          </table:table-cell>
          <table:table-cell office:value-type="string">
            <text:p>yl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M-hyv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M-hyv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M-hyv</text:p>
          </table:table-cell>
          <table:table-cell office:value-type="float" office:value="4">
            <text:p>4</text:p>
          </table:table-cell>
          <table:table-cell office:value-type="string">
            <text:p>hyv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>
          <table:table-cell office:value-type="string">
            <text:p>yfnWqvik-q^hv</text:p>
          </table:table-cell>
          <table:table-cell office:value-type="float" office:value="1">
            <text:p>1</text:p>
          </table:table-cell>
          <table:table-cell office:value-type="string">
            <text:p>yf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nWqvik-q^hv</text:p>
          </table:table-cell>
          <table:table-cell office:value-type="float" office:value="2">
            <text:p>2</text:p>
          </table:table-cell>
          <table:table-cell office:value-type="string">
            <text:p>Wqv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nWqvik-q^hv</text:p>
          </table:table-cell>
          <table:table-cell office:value-type="float" office:value="3">
            <text:p>3</text:p>
          </table:table-cell>
          <table:table-cell office:value-type="string">
            <text:p>ik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nWqvik-q^hv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nWqvik-q^hv</text:p>
          </table:table-cell>
          <table:table-cell office:value-type="float" office:value="5">
            <text:p>5</text:p>
          </table:table-cell>
          <table:table-cell office:value-type="string">
            <text:p>q^hv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>
          <table:table-cell office:value-type="string">
            <text:p>ylnWik-q^</text:p>
          </table:table-cell>
          <table:table-cell office:value-type="float" office:value="1">
            <text:p>1</text:p>
          </table:table-cell>
          <table:table-cell office:value-type="string">
            <text:p>yl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Wik-q^</text:p>
          </table:table-cell>
          <table:table-cell office:value-type="float" office:value="2">
            <text:p>2</text:p>
          </table:table-cell>
          <table:table-cell office:value-type="string">
            <text:p>W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Wik-q^</text:p>
          </table:table-cell>
          <table:table-cell office:value-type="float" office:value="3">
            <text:p>3</text:p>
          </table:table-cell>
          <table:table-cell office:value-type="string">
            <text:p>ik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Wik-q^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Wik-q^</text:p>
          </table:table-cell>
          <table:table-cell office:value-type="float" office:value="5">
            <text:p>5</text:p>
          </table:table-cell>
          <table:table-cell office:value-type="string">
            <text:p>q^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>
          <table:table-cell office:value-type="string">
            <text:p>YfnWKDik-hv</text:p>
          </table:table-cell>
          <table:table-cell office:value-type="float" office:value="1">
            <text:p>1</text:p>
          </table:table-cell>
          <table:table-cell office:value-type="string">
            <text:p>yf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nWKDik-hv</text:p>
          </table:table-cell>
          <table:table-cell office:value-type="float" office:value="2">
            <text:p>2</text:p>
          </table:table-cell>
          <table:table-cell office:value-type="string">
            <text:p>WKD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nWKDik-hv</text:p>
          </table:table-cell>
          <table:table-cell office:value-type="float" office:value="3">
            <text:p>3</text:p>
          </table:table-cell>
          <table:table-cell office:value-type="string">
            <text:p>ik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nWKDik-hv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nWKDik-hv</text:p>
          </table:table-cell>
          <table:table-cell office:value-type="float" office:value="5">
            <text:p>5</text:p>
          </table:table-cell>
          <table:table-cell office:value-type="string">
            <text:p>hv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>
          <table:table-cell office:value-type="string">
            <text:p>YlnWM-Dz</text:p>
          </table:table-cell>
          <table:table-cell office:value-type="float" office:value="1">
            <text:p>1</text:p>
          </table:table-cell>
          <table:table-cell office:value-type="string">
            <text:p>yl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WM-Dz</text:p>
          </table:table-cell>
          <table:table-cell office:value-type="float" office:value="2">
            <text:p>2</text:p>
          </table:table-cell>
          <table:table-cell office:value-type="string">
            <text:p>W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WM-Dz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WM-Dz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WM-Dz</text:p>
          </table:table-cell>
          <table:table-cell office:value-type="float" office:value="5">
            <text:p>5</text:p>
          </table:table-cell>
          <table:table-cell office:value-type="string">
            <text:p>D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WM-Dz</text:p>
          </table:table-cell>
          <table:table-cell office:value-type="float" office:value="6">
            <text:p>6</text:p>
          </table:table-cell>
          <table:table-cell office:value-type="string">
            <text:p>z</text:p>
          </table:table-cell>
          <table:table-cell office:value-type="string">
            <text:p>repetition</text:p>
          </table:table-cell>
          <table:table-cell table:number-columns-repeated="1020"/>
        </table:table-row>
        <table:table-row table:style-name="ro1">
          <table:table-cell office:value-type="string">
            <text:p>ylnCKDik-qo-Mz</text:p>
          </table:table-cell>
          <table:table-cell office:value-type="float" office:value="1">
            <text:p>1</text:p>
          </table:table-cell>
          <table:table-cell office:value-type="string">
            <text:p>yl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CKDik-qo-Mz</text:p>
          </table:table-cell>
          <table:table-cell office:value-type="float" office:value="2">
            <text:p>2</text:p>
          </table:table-cell>
          <table:table-cell office:value-type="string">
            <text:p>CKD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CKDik-qo-Mz</text:p>
          </table:table-cell>
          <table:table-cell office:value-type="float" office:value="3">
            <text:p>3</text:p>
          </table:table-cell>
          <table:table-cell office:value-type="string">
            <text:p>ik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CKDik-qo-Mz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CKDik-qo-Mz</text:p>
          </table:table-cell>
          <table:table-cell office:value-type="float" office:value="5">
            <text:p>5</text:p>
          </table:table-cell>
          <table:table-cell office:value-type="string">
            <text:p>qo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CKDik-qo-Mz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CKDik-qo-Mz</text:p>
          </table:table-cell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CKDik-qo-Mz</text:p>
          </table:table-cell>
          <table:table-cell office:value-type="float" office:value="8">
            <text:p>8</text:p>
          </table:table-cell>
          <table:table-cell office:value-type="string">
            <text:p>z</text:p>
          </table:table-cell>
          <table:table-cell office:value-type="string">
            <text:p>repetition</text:p>
          </table:table-cell>
          <table:table-cell table:number-columns-repeated="1020"/>
        </table:table-row>
        <table:table-row table:style-name="ro1">
          <table:table-cell office:value-type="string">
            <text:p>ylnCik-Dz</text:p>
          </table:table-cell>
          <table:table-cell office:value-type="float" office:value="1">
            <text:p>1</text:p>
          </table:table-cell>
          <table:table-cell office:value-type="string">
            <text:p>yl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Cik-Dz</text:p>
          </table:table-cell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Cik-Dz</text:p>
          </table:table-cell>
          <table:table-cell office:value-type="float" office:value="3">
            <text:p>3</text:p>
          </table:table-cell>
          <table:table-cell office:value-type="string">
            <text:p>ik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Cik-Dz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Cik-Dz</text:p>
          </table:table-cell>
          <table:table-cell office:value-type="float" office:value="5">
            <text:p>5</text:p>
          </table:table-cell>
          <table:table-cell office:value-type="string">
            <text:p>D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Cik-Dz</text:p>
          </table:table-cell>
          <table:table-cell office:value-type="float" office:value="6">
            <text:p>6</text:p>
          </table:table-cell>
          <table:table-cell office:value-type="string">
            <text:p>z</text:p>
          </table:table-cell>
          <table:table-cell office:value-type="string">
            <text:p>repetition</text:p>
          </table:table-cell>
          <table:table-cell table:number-columns-repeated="1020"/>
        </table:table-row>
        <table:table-row table:style-name="ro1">
          <table:table-cell office:value-type="string">
            <text:p>YlnKDU-hvr</text:p>
          </table:table-cell>
          <table:table-cell office:value-type="float" office:value="1">
            <text:p>1</text:p>
          </table:table-cell>
          <table:table-cell office:value-type="string">
            <text:p>yl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KDU-hvr</text:p>
          </table:table-cell>
          <table:table-cell office:value-type="float" office:value="2">
            <text:p>2</text:p>
          </table:table-cell>
          <table:table-cell office:value-type="string">
            <text:p>KD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KDU-hvr</text:p>
          </table:table-cell>
          <table:table-cell office:value-type="float" office:value="3">
            <text:p>3</text:p>
          </table:table-cell>
          <table:table-cell office:value-type="string">
            <text:p>U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KDU-hvr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>
          <table:table-cell office:value-type="string">
            <text:p>ylnKiM-Dz</text:p>
          </table:table-cell>
          <table:table-cell office:value-type="float" office:value="1">
            <text:p>1</text:p>
          </table:table-cell>
          <table:table-cell office:value-type="string">
            <text:p>yl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KiM-Dz</text:p>
          </table:table-cell>
          <table:table-cell office:value-type="float" office:value="2">
            <text:p>2</text:p>
          </table:table-cell>
          <table:table-cell office:value-type="string">
            <text:p>K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KiM-Dz</text:p>
          </table:table-cell>
          <table:table-cell office:value-type="float" office:value="3">
            <text:p>3</text:p>
          </table:table-cell>
          <table:table-cell office:value-type="string">
            <text:p>iM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KiM-Dz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KiM-Dz</text:p>
          </table:table-cell>
          <table:table-cell office:value-type="float" office:value="5">
            <text:p>5</text:p>
          </table:table-cell>
          <table:table-cell office:value-type="string">
            <text:p>D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KiM-Dz</text:p>
          </table:table-cell>
          <table:table-cell office:value-type="float" office:value="6">
            <text:p>6</text:p>
          </table:table-cell>
          <table:table-cell office:value-type="string">
            <text:p>z</text:p>
          </table:table-cell>
          <table:table-cell office:value-type="string">
            <text:p>repetition</text:p>
          </table:table-cell>
          <table:table-cell table:number-columns-repeated="1020"/>
        </table:table-row>
        <table:table-row table:style-name="ro1">
          <table:table-cell office:value-type="string">
            <text:p>ylnKU-Dzqy</text:p>
          </table:table-cell>
          <table:table-cell office:value-type="float" office:value="1">
            <text:p>1</text:p>
          </table:table-cell>
          <table:table-cell office:value-type="string">
            <text:p>yl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KU-Dzqy</text:p>
          </table:table-cell>
          <table:table-cell office:value-type="float" office:value="2">
            <text:p>2</text:p>
          </table:table-cell>
          <table:table-cell office:value-type="string">
            <text:p>K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KU-Dzqy</text:p>
          </table:table-cell>
          <table:table-cell office:value-type="float" office:value="3">
            <text:p>3</text:p>
          </table:table-cell>
          <table:table-cell office:value-type="string">
            <text:p>U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KU-Dzqy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KU-Dzqy</text:p>
          </table:table-cell>
          <table:table-cell office:value-type="float" office:value="5">
            <text:p>5</text:p>
          </table:table-cell>
          <table:table-cell office:value-type="string">
            <text:p>D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KU-Dzqy</text:p>
          </table:table-cell>
          <table:table-cell office:value-type="float" office:value="6">
            <text:p>6</text:p>
          </table:table-cell>
          <table:table-cell office:value-type="string">
            <text:p>zqy</text:p>
          </table:table-cell>
          <table:table-cell office:value-type="string">
            <text:p>repetition</text:p>
          </table:table-cell>
          <table:table-cell table:number-columns-repeated="1020"/>
        </table:table-row>
        <table:table-row table:style-name="ro1">
          <table:table-cell office:value-type="string">
            <text:p>ylnik-qe-rlnz</text:p>
          </table:table-cell>
          <table:table-cell office:value-type="float" office:value="1">
            <text:p>1</text:p>
          </table:table-cell>
          <table:table-cell office:value-type="string">
            <text:p>yl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ik-qe-rlnz</text:p>
          </table:table-cell>
          <table:table-cell office:value-type="float" office:value="2">
            <text:p>2</text:p>
          </table:table-cell>
          <table:table-cell office:value-type="string">
            <text:p>ik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ik-qe-rlnz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ik-qe-rlnz</text:p>
          </table:table-cell>
          <table:table-cell office:value-type="float" office:value="4">
            <text:p>4</text:p>
          </table:table-cell>
          <table:table-cell office:value-type="string">
            <text:p>qe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ik-qe-rlnz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ik-qe-rlnz</text:p>
          </table:table-cell>
          <table:table-cell office:value-type="float" office:value="6">
            <text:p>6</text:p>
          </table:table-cell>
          <table:table-cell office:value-type="string">
            <text:p>rl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ik-qe-rlnz</text:p>
          </table:table-cell>
          <table:table-cell office:value-type="float" office:value="7">
            <text:p>7</text:p>
          </table:table-cell>
          <table:table-cell office:value-type="string">
            <text:p>z</text:p>
          </table:table-cell>
          <table:table-cell office:value-type="string">
            <text:p>repetition</text:p>
          </table:table-cell>
          <table:table-cell table:number-columns-repeated="1020"/>
        </table:table-row>
        <table:table-row table:style-name="ro1">
          <table:table-cell office:value-type="string">
            <text:p>ylnCDiM-qe-yfnz</text:p>
          </table:table-cell>
          <table:table-cell office:value-type="float" office:value="1">
            <text:p>1</text:p>
          </table:table-cell>
          <table:table-cell office:value-type="string">
            <text:p>yl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CDiM-qe-yfnz</text:p>
          </table:table-cell>
          <table:table-cell office:value-type="float" office:value="2">
            <text:p>2</text:p>
          </table:table-cell>
          <table:table-cell office:value-type="string">
            <text:p>CD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CDiM-qe-yfnz</text:p>
          </table:table-cell>
          <table:table-cell office:value-type="float" office:value="3">
            <text:p>3</text:p>
          </table:table-cell>
          <table:table-cell office:value-type="string">
            <text:p>iM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CDiM-qe-yfnz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CDiM-qe-yfnz</text:p>
          </table:table-cell>
          <table:table-cell office:value-type="float" office:value="5">
            <text:p>5</text:p>
          </table:table-cell>
          <table:table-cell office:value-type="string">
            <text:p>qe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CDiM-qe-yfnz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>
          <table:table-cell office:value-type="string">
            <text:p>ylnCDiM-qe-yfnz</text:p>
          </table:table-cell>
          <table:table-cell office:value-type="float" office:value="7">
            <text:p>7</text:p>
          </table:table-cell>
          <table:table-cell office:value-type="string">
            <text:p>yf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CDiM-qe-yfnz</text:p>
          </table:table-cell>
          <table:table-cell office:value-type="float" office:value="8">
            <text:p>8</text:p>
          </table:table-cell>
          <table:table-cell office:value-type="string">
            <text:p>z</text:p>
          </table:table-cell>
          <table:table-cell office:value-type="string">
            <text:p>repetition</text:p>
          </table:table-cell>
          <table:table-cell table:number-columns-repeated="1020"/>
        </table:table-row>
        <table:table-row table:style-name="ro1">
          <table:table-cell office:value-type="string">
            <text:p>ylnCKDik-qe-yfnz</text:p>
          </table:table-cell>
          <table:table-cell office:value-type="float" office:value="1">
            <text:p>1</text:p>
          </table:table-cell>
          <table:table-cell office:value-type="string">
            <text:p>yl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CKDik-qe-yfnz</text:p>
          </table:table-cell>
          <table:table-cell office:value-type="float" office:value="2">
            <text:p>2</text:p>
          </table:table-cell>
          <table:table-cell office:value-type="string">
            <text:p>CKD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CKDik-qe-yfnz</text:p>
          </table:table-cell>
          <table:table-cell office:value-type="float" office:value="3">
            <text:p>3</text:p>
          </table:table-cell>
          <table:table-cell office:value-type="string">
            <text:p>ik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CKDik-qe-yfnz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CKDik-qe-yfnz</text:p>
          </table:table-cell>
          <table:table-cell office:value-type="float" office:value="5">
            <text:p>5</text:p>
          </table:table-cell>
          <table:table-cell office:value-type="string">
            <text:p>qe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CKDik-qe-yfnz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>
          <table:table-cell office:value-type="string">
            <text:p>ylnCKDik-qe-yfnz</text:p>
          </table:table-cell>
          <table:table-cell office:value-type="float" office:value="7">
            <text:p>7</text:p>
          </table:table-cell>
          <table:table-cell office:value-type="string">
            <text:p>yf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CKDik-qe-yfnz</text:p>
          </table:table-cell>
          <table:table-cell office:value-type="float" office:value="8">
            <text:p>8</text:p>
          </table:table-cell>
          <table:table-cell office:value-type="string">
            <text:p>z</text:p>
          </table:table-cell>
          <table:table-cell office:value-type="string">
            <text:p>repetition</text:p>
          </table:table-cell>
          <table:table-cell table:number-columns-repeated="1020"/>
        </table:table-row>
        <table:table-row table:style-name="ro1">
          <table:table-cell office:value-type="string">
            <text:p>ylnWDiM-q^-yfn</text:p>
          </table:table-cell>
          <table:table-cell office:value-type="float" office:value="1">
            <text:p>1</text:p>
          </table:table-cell>
          <table:table-cell office:value-type="string">
            <text:p>yl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WDiM-q^-yfn</text:p>
          </table:table-cell>
          <table:table-cell office:value-type="float" office:value="2">
            <text:p>2</text:p>
          </table:table-cell>
          <table:table-cell office:value-type="string">
            <text:p>WD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WDiM-q^-yfn</text:p>
          </table:table-cell>
          <table:table-cell office:value-type="float" office:value="3">
            <text:p>3</text:p>
          </table:table-cell>
          <table:table-cell office:value-type="string">
            <text:p>iM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WDiM-q^-yfn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WDiM-q^-yfn</text:p>
          </table:table-cell>
          <table:table-cell office:value-type="float" office:value="5">
            <text:p>5</text:p>
          </table:table-cell>
          <table:table-cell office:value-type="string">
            <text:p>q^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lnWDiM-q^-yfn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>
          <table:table-cell office:value-type="string">
            <text:p>ylnWDiM-q^-yfn</text:p>
          </table:table-cell>
          <table:table-cell office:value-type="float" office:value="7">
            <text:p>7</text:p>
          </table:table-cell>
          <table:table-cell office:value-type="string">
            <text:p>yf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>
          <table:table-cell office:value-type="string">
            <text:p>yfnYDik-qe-cfnz</text:p>
          </table:table-cell>
          <table:table-cell office:value-type="float" office:value="1">
            <text:p>1</text:p>
          </table:table-cell>
          <table:table-cell office:value-type="string">
            <text:p>yf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nYDik-qe-cfnz</text:p>
          </table:table-cell>
          <table:table-cell office:value-type="float" office:value="2">
            <text:p>2</text:p>
          </table:table-cell>
          <table:table-cell office:value-type="string">
            <text:p>YD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nYDik-qe-cfnz</text:p>
          </table:table-cell>
          <table:table-cell office:value-type="float" office:value="3">
            <text:p>3</text:p>
          </table:table-cell>
          <table:table-cell office:value-type="string">
            <text:p>ik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nYDik-qe-cfnz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nYDik-qe-cfnz</text:p>
          </table:table-cell>
          <table:table-cell office:value-type="float" office:value="5">
            <text:p>5</text:p>
          </table:table-cell>
          <table:table-cell office:value-type="string">
            <text:p>qe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nYDik-qe-cfnz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nYDik-qe-cfnz</text:p>
          </table:table-cell>
          <table:table-cell office:value-type="float" office:value="7">
            <text:p>7</text:p>
          </table:table-cell>
          <table:table-cell office:value-type="string">
            <text:p>cf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nYDik-qe-cfnz</text:p>
          </table:table-cell>
          <table:table-cell office:value-type="float" office:value="8">
            <text:p>8</text:p>
          </table:table-cell>
          <table:table-cell office:value-type="string">
            <text:p>z</text:p>
          </table:table-cell>
          <table:table-cell office:value-type="string">
            <text:p>repetition</text:p>
          </table:table-cell>
          <table:table-cell table:number-columns-repeated="1020"/>
        </table:table-row>
        <table:table-row table:style-name="ro1">
          <table:table-cell office:value-type="string">
            <text:p>yfnCKiM-D-ik</text:p>
          </table:table-cell>
          <table:table-cell office:value-type="float" office:value="1">
            <text:p>1</text:p>
          </table:table-cell>
          <table:table-cell office:value-type="string">
            <text:p>yf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nCKiM-D-ik</text:p>
          </table:table-cell>
          <table:table-cell office:value-type="float" office:value="2">
            <text:p>2</text:p>
          </table:table-cell>
          <table:table-cell office:value-type="string">
            <text:p>CK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nCKiM-D-ik</text:p>
          </table:table-cell>
          <table:table-cell office:value-type="float" office:value="3">
            <text:p>3</text:p>
          </table:table-cell>
          <table:table-cell office:value-type="string">
            <text:p>iM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nCKiM-D-ik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nCKiM-D-ik</text:p>
          </table:table-cell>
          <table:table-cell office:value-type="float" office:value="5">
            <text:p>5</text:p>
          </table:table-cell>
          <table:table-cell office:value-type="string">
            <text:p>D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nCKiM-D-ik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nCKiM-D-ik</text:p>
          </table:table-cell>
          <table:table-cell office:value-type="float" office:value="7">
            <text:p>7</text:p>
          </table:table-cell>
          <table:table-cell office:value-type="string">
            <text:p>ik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>
          <table:table-cell office:value-type="string">
            <text:p>yfnWDik-hyr^</text:p>
          </table:table-cell>
          <table:table-cell office:value-type="float" office:value="1">
            <text:p>1</text:p>
          </table:table-cell>
          <table:table-cell office:value-type="string">
            <text:p>yf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nWDik-hyr^</text:p>
          </table:table-cell>
          <table:table-cell office:value-type="float" office:value="2">
            <text:p>2</text:p>
          </table:table-cell>
          <table:table-cell office:value-type="string">
            <text:p>WD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nWDik-hyr^</text:p>
          </table:table-cell>
          <table:table-cell office:value-type="float" office:value="3">
            <text:p>3</text:p>
          </table:table-cell>
          <table:table-cell office:value-type="string">
            <text:p>ik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nWDik-hyr^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nWDik-hyr^</text:p>
          </table:table-cell>
          <table:table-cell office:value-type="float" office:value="5">
            <text:p>5</text:p>
          </table:table-cell>
          <table:table-cell office:value-type="string">
            <text:p>hyr^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>
          <table:table-cell office:value-type="string">
            <text:p>yfnCM-qy-hv-rfn</text:p>
          </table:table-cell>
          <table:table-cell office:value-type="float" office:value="1">
            <text:p>1</text:p>
          </table:table-cell>
          <table:table-cell office:value-type="string">
            <text:p>yf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nCM-qy-hv-rfn</text:p>
          </table:table-cell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nCM-qy-hv-rfn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nCM-qy-hv-rfn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nCM-qy-hv-rfn</text:p>
          </table:table-cell>
          <table:table-cell office:value-type="float" office:value="5">
            <text:p>5</text:p>
          </table:table-cell>
          <table:table-cell office:value-type="string">
            <text:p>qy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nCM-qy-hv-rfn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nCM-qy-hv-rfn</text:p>
          </table:table-cell>
          <table:table-cell office:value-type="float" office:value="7">
            <text:p>7</text:p>
          </table:table-cell>
          <table:table-cell office:value-type="string">
            <text:p>hv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nCM-qy-hv-rfn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nCM-qy-hv-rfn</text:p>
          </table:table-cell>
          <table:table-cell office:value-type="float" office:value="9">
            <text:p>9</text:p>
          </table:table-cell>
          <table:table-cell office:value-type="string">
            <text:p>rf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fiM-qkv</text:p>
          </table:table-cell>
          <table:table-cell office:value-type="float" office:value="1">
            <text:p>1</text:p>
          </table:table-cell>
          <table:table-cell office:value-type="string">
            <text:p>cfff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fiM-qkv</text:p>
          </table:table-cell>
          <table:table-cell office:value-type="float" office:value="2">
            <text:p>2</text:p>
          </table:table-cell>
          <table:table-cell office:value-type="string">
            <text:p>iM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fiM-qkv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fiM-qkv</text:p>
          </table:table-cell>
          <table:table-cell office:value-type="float" office:value="4">
            <text:p>4</text:p>
          </table:table-cell>
          <table:table-cell office:value-type="string">
            <text:p>qkv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fM-qkv</text:p>
          </table:table-cell>
          <table:table-cell office:value-type="float" office:value="1">
            <text:p>1</text:p>
          </table:table-cell>
          <table:table-cell office:value-type="string">
            <text:p>cfff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fM-qkv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fM-qkv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fM-qkv</text:p>
          </table:table-cell>
          <table:table-cell office:value-type="float" office:value="4">
            <text:p>4</text:p>
          </table:table-cell>
          <table:table-cell office:value-type="string">
            <text:p>qkv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fCiM-hv</text:p>
          </table:table-cell>
          <table:table-cell office:value-type="float" office:value="1">
            <text:p>1</text:p>
          </table:table-cell>
          <table:table-cell office:value-type="string">
            <text:p>cfff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fCiM-hv</text:p>
          </table:table-cell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fCiM-hv</text:p>
          </table:table-cell>
          <table:table-cell office:value-type="float" office:value="3">
            <text:p>3</text:p>
          </table:table-cell>
          <table:table-cell office:value-type="string">
            <text:p>iM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fCiM-hv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fCiM-hv</text:p>
          </table:table-cell>
          <table:table-cell office:value-type="float" office:value="5">
            <text:p>5</text:p>
          </table:table-cell>
          <table:table-cell office:value-type="string">
            <text:p>hv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lllWM-Dz</text:p>
          </table:table-cell>
          <table:table-cell office:value-type="float" office:value="1">
            <text:p>1</text:p>
          </table:table-cell>
          <table:table-cell office:value-type="string">
            <text:p>clll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lllWM-Dz</text:p>
          </table:table-cell>
          <table:table-cell office:value-type="float" office:value="2">
            <text:p>2</text:p>
          </table:table-cell>
          <table:table-cell office:value-type="string">
            <text:p>W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lllWM-Dz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lllWM-Dz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lllWM-Dz</text:p>
          </table:table-cell>
          <table:table-cell office:value-type="float" office:value="5">
            <text:p>5</text:p>
          </table:table-cell>
          <table:table-cell office:value-type="string">
            <text:p>D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lllWM-Dz</text:p>
          </table:table-cell>
          <table:table-cell office:value-type="float" office:value="6">
            <text:p>6</text:p>
          </table:table-cell>
          <table:table-cell office:value-type="string">
            <text:p>z</text:p>
          </table:table-cell>
          <table:table-cell office:value-type="string">
            <text:p>repeti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fWDik-hvz</text:p>
          </table:table-cell>
          <table:table-cell office:value-type="float" office:value="1">
            <text:p>1</text:p>
          </table:table-cell>
          <table:table-cell office:value-type="string">
            <text:p>cfff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fWDik-hvz</text:p>
          </table:table-cell>
          <table:table-cell office:value-type="float" office:value="2">
            <text:p>2</text:p>
          </table:table-cell>
          <table:table-cell office:value-type="string">
            <text:p>WD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fWDik-hvz</text:p>
          </table:table-cell>
          <table:table-cell office:value-type="float" office:value="3">
            <text:p>3</text:p>
          </table:table-cell>
          <table:table-cell office:value-type="string">
            <text:p>ik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fWDik-hvz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fWDik-hvz</text:p>
          </table:table-cell>
          <table:table-cell office:value-type="float" office:value="5">
            <text:p>5</text:p>
          </table:table-cell>
          <table:table-cell office:value-type="string">
            <text:p>hv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fWDik-hvz</text:p>
          </table:table-cell>
          <table:table-cell office:value-type="float" office:value="6">
            <text:p>6</text:p>
          </table:table-cell>
          <table:table-cell office:value-type="string">
            <text:p>z</text:p>
          </table:table-cell>
          <table:table-cell office:value-type="string">
            <text:p>repeti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fKiM-Dzqy</text:p>
          </table:table-cell>
          <table:table-cell office:value-type="float" office:value="1">
            <text:p>1</text:p>
          </table:table-cell>
          <table:table-cell office:value-type="string">
            <text:p>cfff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fKiM-Dzqy</text:p>
          </table:table-cell>
          <table:table-cell office:value-type="float" office:value="2">
            <text:p>2</text:p>
          </table:table-cell>
          <table:table-cell office:value-type="string">
            <text:p>K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fKiM-Dzqy</text:p>
          </table:table-cell>
          <table:table-cell office:value-type="float" office:value="3">
            <text:p>3</text:p>
          </table:table-cell>
          <table:table-cell office:value-type="string">
            <text:p>iM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fKiM-Dzqy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fKiM-Dzqy</text:p>
          </table:table-cell>
          <table:table-cell office:value-type="float" office:value="5">
            <text:p>5</text:p>
          </table:table-cell>
          <table:table-cell office:value-type="string">
            <text:p>D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fKiM-Dzqy</text:p>
          </table:table-cell>
          <table:table-cell office:value-type="float" office:value="6">
            <text:p>6</text:p>
          </table:table-cell>
          <table:table-cell office:value-type="string">
            <text:p>zqy</text:p>
          </table:table-cell>
          <table:table-cell office:value-type="string">
            <text:p>repeti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niM-h^</text:p>
          </table:table-cell>
          <table:table-cell office:value-type="float" office:value="1">
            <text:p>1</text:p>
          </table:table-cell>
          <table:table-cell office:value-type="string">
            <text:p>cff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niM-h^</text:p>
          </table:table-cell>
          <table:table-cell office:value-type="float" office:value="2">
            <text:p>2</text:p>
          </table:table-cell>
          <table:table-cell office:value-type="string">
            <text:p>iM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niM-h^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niM-h^</text:p>
          </table:table-cell>
          <table:table-cell office:value-type="float" office:value="4">
            <text:p>4</text:p>
          </table:table-cell>
          <table:table-cell office:value-type="string">
            <text:p>h^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nWDik-qo-Mz</text:p>
          </table:table-cell>
          <table:table-cell office:value-type="float" office:value="1">
            <text:p>1</text:p>
          </table:table-cell>
          <table:table-cell office:value-type="string">
            <text:p>cff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nWDik-qo-Mz</text:p>
          </table:table-cell>
          <table:table-cell office:value-type="float" office:value="2">
            <text:p>2</text:p>
          </table:table-cell>
          <table:table-cell office:value-type="string">
            <text:p>WD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nWDik-qo-Mz</text:p>
          </table:table-cell>
          <table:table-cell office:value-type="float" office:value="3">
            <text:p>3</text:p>
          </table:table-cell>
          <table:table-cell office:value-type="string">
            <text:p>ik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nWDik-qo-Mz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nWDik-qo-Mz</text:p>
          </table:table-cell>
          <table:table-cell office:value-type="float" office:value="5">
            <text:p>5</text:p>
          </table:table-cell>
          <table:table-cell office:value-type="string">
            <text:p>qo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nWDik-qo-Mz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nWDik-qo-Mz</text:p>
          </table:table-cell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nWDik-qo-Mz</text:p>
          </table:table-cell>
          <table:table-cell office:value-type="float" office:value="8">
            <text:p>8</text:p>
          </table:table-cell>
          <table:table-cell office:value-type="string">
            <text:p>z</text:p>
          </table:table-cell>
          <table:table-cell office:value-type="string">
            <text:p>repeti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nCDik-qo-Mz</text:p>
          </table:table-cell>
          <table:table-cell office:value-type="float" office:value="1">
            <text:p>1</text:p>
          </table:table-cell>
          <table:table-cell office:value-type="string">
            <text:p>cff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nCDik-qo-Mz</text:p>
          </table:table-cell>
          <table:table-cell office:value-type="float" office:value="2">
            <text:p>2</text:p>
          </table:table-cell>
          <table:table-cell office:value-type="string">
            <text:p>CD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nCDik-qo-Mz</text:p>
          </table:table-cell>
          <table:table-cell office:value-type="float" office:value="3">
            <text:p>3</text:p>
          </table:table-cell>
          <table:table-cell office:value-type="string">
            <text:p>ik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nCDik-qo-Mz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nCDik-qo-Mz</text:p>
          </table:table-cell>
          <table:table-cell office:value-type="float" office:value="5">
            <text:p>5</text:p>
          </table:table-cell>
          <table:table-cell office:value-type="string">
            <text:p>qo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nCDik-qo-Mz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nCDik-qo-Mz</text:p>
          </table:table-cell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ffnCDik-qo-Mz</text:p>
          </table:table-cell>
          <table:table-cell office:value-type="float" office:value="8">
            <text:p>8</text:p>
          </table:table-cell>
          <table:table-cell office:value-type="string">
            <text:p>z</text:p>
          </table:table-cell>
          <table:table-cell office:value-type="string">
            <text:p>repetition</text:p>
          </table:table-cell>
          <table:table-cell table:number-columns-repeated="1020"/>
        </table:table-row>
        <table:table-row table:style-name="ro1">
          <table:table-cell office:value-type="string">
            <text:p>yffnCKDM-qe-rffnz</text:p>
          </table:table-cell>
          <table:table-cell office:value-type="float" office:value="1">
            <text:p>1</text:p>
          </table:table-cell>
          <table:table-cell office:value-type="string">
            <text:p>yff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fnCKDM-qe-rffnz</text:p>
          </table:table-cell>
          <table:table-cell office:value-type="float" office:value="2">
            <text:p>2</text:p>
          </table:table-cell>
          <table:table-cell office:value-type="string">
            <text:p>CKD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fnCKDM-qe-rffnz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fnCKDM-qe-rffnz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fnCKDM-qe-rffnz</text:p>
          </table:table-cell>
          <table:table-cell office:value-type="float" office:value="5">
            <text:p>5</text:p>
          </table:table-cell>
          <table:table-cell office:value-type="string">
            <text:p>qe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fnCKDM-qe-rffnz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fnCKDM-qe-rffnz</text:p>
          </table:table-cell>
          <table:table-cell office:value-type="float" office:value="7">
            <text:p>7</text:p>
          </table:table-cell>
          <table:table-cell office:value-type="string">
            <text:p>rff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fnCKDM-qe-rffnz</text:p>
          </table:table-cell>
          <table:table-cell office:value-type="float" office:value="8">
            <text:p>8</text:p>
          </table:table-cell>
          <table:table-cell office:value-type="string">
            <text:p>z</text:p>
          </table:table-cell>
          <table:table-cell office:value-type="string">
            <text:p>repetition</text:p>
          </table:table-cell>
          <table:table-cell table:number-columns-repeated="1020"/>
        </table:table-row>
        <table:table-row table:style-name="ro1">
          <table:table-cell office:value-type="string">
            <text:p>yffnCKhvU-Dzhv-rffn</text:p>
          </table:table-cell>
          <table:table-cell office:value-type="float" office:value="1">
            <text:p>1</text:p>
          </table:table-cell>
          <table:table-cell office:value-type="string">
            <text:p>yff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fnCKhvU-Dzhv-rffn</text:p>
          </table:table-cell>
          <table:table-cell office:value-type="float" office:value="2">
            <text:p>2</text:p>
          </table:table-cell>
          <table:table-cell office:value-type="string">
            <text:p>CKhv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fnCKhvU-Dzhv-rffn</text:p>
          </table:table-cell>
          <table:table-cell office:value-type="float" office:value="3">
            <text:p>3</text:p>
          </table:table-cell>
          <table:table-cell office:value-type="string">
            <text:p>U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fnCKhvU-Dzhv-rffn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fnCKhvU-Dzhv-rffn</text:p>
          </table:table-cell>
          <table:table-cell office:value-type="float" office:value="5">
            <text:p>5</text:p>
          </table:table-cell>
          <table:table-cell office:value-type="string">
            <text:p>D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fnCKhvU-Dzhv-rffn</text:p>
          </table:table-cell>
          <table:table-cell office:value-type="float" office:value="6">
            <text:p>6</text:p>
          </table:table-cell>
          <table:table-cell office:value-type="string">
            <text:p>zhv</text:p>
          </table:table-cell>
          <table:table-cell office:value-type="string">
            <text:p>repeti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fnCKhvU-Dzhv-rffn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fnCKhvU-Dzhv-rffn</text:p>
          </table:table-cell>
          <table:table-cell office:value-type="float" office:value="8">
            <text:p>8</text:p>
          </table:table-cell>
          <table:table-cell office:value-type="string">
            <text:p>rff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>
          <table:table-cell office:value-type="string">
            <text:p>yffnM-qe-rffn</text:p>
          </table:table-cell>
          <table:table-cell office:value-type="float" office:value="1">
            <text:p>1</text:p>
          </table:table-cell>
          <table:table-cell office:value-type="string">
            <text:p>yff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fnM-qe-rffn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fnM-qe-rffn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fnM-qe-rffn</text:p>
          </table:table-cell>
          <table:table-cell office:value-type="float" office:value="4">
            <text:p>4</text:p>
          </table:table-cell>
          <table:table-cell office:value-type="string">
            <text:p>qe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fnM-qe-rffn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yffnM-qe-rffn</text:p>
          </table:table-cell>
          <table:table-cell office:value-type="float" office:value="6">
            <text:p>6</text:p>
          </table:table-cell>
          <table:table-cell office:value-type="string">
            <text:p>rffn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rfik-qo-iM</text:p>
          </table:table-cell>
          <table:table-cell office:value-type="float" office:value="1">
            <text:p>1</text:p>
          </table:table-cell>
          <table:table-cell office:value-type="string">
            <text:p>rf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rfik-qo-iM</text:p>
          </table:table-cell>
          <table:table-cell office:value-type="float" office:value="2">
            <text:p>2</text:p>
          </table:table-cell>
          <table:table-cell office:value-type="string">
            <text:p>ik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rfik-qo-iM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rfik-qo-iM</text:p>
          </table:table-cell>
          <table:table-cell office:value-type="float" office:value="4">
            <text:p>4</text:p>
          </table:table-cell>
          <table:table-cell office:value-type="string">
            <text:p>qo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rfik-qo-iM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rfik-qo-iM</text:p>
          </table:table-cell>
          <table:table-cell office:value-type="float" office:value="6">
            <text:p>6</text:p>
          </table:table-cell>
          <table:table-cell office:value-type="string">
            <text:p>iM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rfMoqk-hvz</text:p>
          </table:table-cell>
          <table:table-cell office:value-type="float" office:value="1">
            <text:p>1</text:p>
          </table:table-cell>
          <table:table-cell office:value-type="string">
            <text:p>rf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rfMoqk-hvz</text:p>
          </table:table-cell>
          <table:table-cell office:value-type="float" office:value="2">
            <text:p>2</text:p>
          </table:table-cell>
          <table:table-cell office:value-type="string">
            <text:p>Moqk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rfMoqk-hvz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rfMoqk-hvz</text:p>
          </table:table-cell>
          <table:table-cell office:value-type="float" office:value="4">
            <text:p>4</text:p>
          </table:table-cell>
          <table:table-cell office:value-type="string">
            <text:p>hv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rfMoqk-hvz</text:p>
          </table:table-cell>
          <table:table-cell office:value-type="float" office:value="5">
            <text:p>5</text:p>
          </table:table-cell>
          <table:table-cell office:value-type="string">
            <text:p>z</text:p>
          </table:table-cell>
          <table:table-cell office:value-type="string">
            <text:p>repeti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rfCik-q^</text:p>
          </table:table-cell>
          <table:table-cell office:value-type="float" office:value="1">
            <text:p>1</text:p>
          </table:table-cell>
          <table:table-cell office:value-type="string">
            <text:p>rf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rfCik-q^</text:p>
          </table:table-cell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rfCik-q^</text:p>
          </table:table-cell>
          <table:table-cell office:value-type="float" office:value="3">
            <text:p>3</text:p>
          </table:table-cell>
          <table:table-cell office:value-type="string">
            <text:p>ik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rfCik-q^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rfCik-q^</text:p>
          </table:table-cell>
          <table:table-cell office:value-type="float" office:value="5">
            <text:p>5</text:p>
          </table:table-cell>
          <table:table-cell office:value-type="string">
            <text:p>q^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rfCik-qkz</text:p>
          </table:table-cell>
          <table:table-cell office:value-type="float" office:value="1">
            <text:p>1</text:p>
          </table:table-cell>
          <table:table-cell office:value-type="string">
            <text:p>rf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rfCik-qkz</text:p>
          </table:table-cell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rfCik-qkz</text:p>
          </table:table-cell>
          <table:table-cell office:value-type="float" office:value="3">
            <text:p>3</text:p>
          </table:table-cell>
          <table:table-cell office:value-type="string">
            <text:p>ik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rfCik-qkz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rfCik-qkz</text:p>
          </table:table-cell>
          <table:table-cell office:value-type="float" office:value="5">
            <text:p>5</text:p>
          </table:table-cell>
          <table:table-cell office:value-type="string">
            <text:p>qk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rfCik-qkz</text:p>
          </table:table-cell>
          <table:table-cell office:value-type="float" office:value="6">
            <text:p>6</text:p>
          </table:table-cell>
          <table:table-cell office:value-type="string">
            <text:p>z</text:p>
          </table:table-cell>
          <table:table-cell office:value-type="string">
            <text:p>repeti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rfM-qy-qo-U</text:p>
          </table:table-cell>
          <table:table-cell office:value-type="float" office:value="1">
            <text:p>1</text:p>
          </table:table-cell>
          <table:table-cell office:value-type="string">
            <text:p>rf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rfM-qy-qo-U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rfM-qy-qo-U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rfM-qy-qo-U</text:p>
          </table:table-cell>
          <table:table-cell office:value-type="float" office:value="4">
            <text:p>4</text:p>
          </table:table-cell>
          <table:table-cell office:value-type="string">
            <text:p>qy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rfM-qy-qo-U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rfM-qy-qo-U</text:p>
          </table:table-cell>
          <table:table-cell office:value-type="float" office:value="6">
            <text:p>6</text:p>
          </table:table-cell>
          <table:table-cell office:value-type="string">
            <text:p>qo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rfM-qy-qo-U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rfM-qy-qo-U</text:p>
          </table:table-cell>
          <table:table-cell office:value-type="float" office:value="8">
            <text:p>8</text:p>
          </table:table-cell>
          <table:table-cell office:value-type="string">
            <text:p>U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rfWDik-hkv</text:p>
          </table:table-cell>
          <table:table-cell office:value-type="float" office:value="1">
            <text:p>1</text:p>
          </table:table-cell>
          <table:table-cell office:value-type="string">
            <text:p>rf</text:p>
          </table:table-cell>
          <table:table-cell office:value-type="string">
            <text:p>handshap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rfWDik-hkv</text:p>
          </table:table-cell>
          <table:table-cell office:value-type="float" office:value="2">
            <text:p>2</text:p>
          </table:table-cell>
          <table:table-cell office:value-type="string">
            <text:p>WD</text:p>
          </table:table-cell>
          <table:table-cell office:value-type="string">
            <text:p>loca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rfWDik-hkv</text:p>
          </table:table-cell>
          <table:table-cell office:value-type="float" office:value="3">
            <text:p>3</text:p>
          </table:table-cell>
          <table:table-cell office:value-type="string">
            <text:p>ik</text:p>
          </table:table-cell>
          <table:table-cell office:value-type="string">
            <text:p>palm_faci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rfWDik-hkv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syllable_separa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rfWDik-hkv</text:p>
          </table:table-cell>
          <table:table-cell office:value-type="float" office:value="5">
            <text:p>5</text:p>
          </table:table-cell>
          <table:table-cell office:value-type="string">
            <text:p>hkv</text:p>
          </table:table-cell>
          <table:table-cell office:value-type="string">
            <text:p>movement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6" table:number-columns-repeated="2" table:default-cell-style-name="Default"/>
        <table:table-row table:style-name="ro1">
          <table:table-cell office:value-type="string">
            <text:p>about </text:p>
          </table:table-cell>
          <table:table-cell office:value-type="string">
            <text:p>pnlcM-cfnM-qy-Tqk</text:p>
          </table:table-cell>
        </table:table-row>
        <table:table-row table:style-name="ro1">
          <table:table-cell office:value-type="string">
            <text:p>accept </text:p>
          </table:table-cell>
          <table:table-cell office:value-type="string">
            <text:p>yfuU-pqD-cf</text:p>
          </table:table-cell>
        </table:table-row>
        <table:table-row table:style-name="ro1">
          <table:table-cell office:value-type="string">
            <text:p>admit </text:p>
          </table:table-cell>
          <table:table-cell office:value-type="string">
            <text:p>jlDiM-q^-iU</text:p>
          </table:table-cell>
        </table:table-row>
        <table:table-row table:style-name="ro1">
          <table:table-cell office:value-type="string">
            <text:p>Africa </text:p>
          </table:table-cell>
          <table:table-cell office:value-type="string">
            <text:p>rnWDik-hkv</text:p>
          </table:table-cell>
        </table:table-row>
        <table:table-row table:style-name="ro1">
          <table:table-cell office:value-type="string">
            <text:p>age-how-old </text:p>
          </table:table-cell>
          <table:table-cell office:value-type="string">
            <text:p>cnCKhvDik-hvz</text:p>
          </table:table-cell>
        </table:table-row>
        <table:table-row table:style-name="ro1">
          <table:table-cell office:value-type="string">
            <text:p>age-how-old </text:p>
          </table:table-cell>
          <table:table-cell office:value-type="string">
            <text:p>yfCKhvDik-hv-cn</text:p>
          </table:table-cell>
        </table:table-row>
        <table:table-row table:style-name="ro1">
          <table:table-cell office:value-type="string">
            <text:p>ahh-I-see </text:p>
          </table:table-cell>
          <table:table-cell office:value-type="string">
            <text:p>jnnlM-q^z</text:p>
          </table:table-cell>
        </table:table-row>
        <table:table-row table:style-name="ro1">
          <table:table-cell office:value-type="string">
            <text:p>all </text:p>
          </table:table-cell>
          <table:table-cell office:value-type="string">
            <text:p>pljUi-rnUThv-qy-jln</text:p>
          </table:table-cell>
        </table:table-row>
        <table:table-row table:style-name="ro1">
          <table:table-cell office:value-type="string">
            <text:p>alright </text:p>
          </table:table-cell>
          <table:table-cell office:value-type="string">
            <text:p>jlik-q^h^</text:p>
          </table:table-cell>
        </table:table-row>
        <table:table-row table:style-name="ro1">
          <table:table-cell office:value-type="string">
            <text:p>and </text:p>
          </table:table-cell>
          <table:table-cell office:value-type="string">
            <text:p>yfuik-qy-rf</text:p>
          </table:table-cell>
        </table:table-row>
        <table:table-row table:style-name="ro1">
          <table:table-cell office:value-type="string">
            <text:p>any </text:p>
          </table:table-cell>
          <table:table-cell office:value-type="string">
            <text:p>jnik-qy-U</text:p>
          </table:table-cell>
        </table:table-row>
        <table:table-row table:style-name="ro1">
          <table:table-cell office:value-type="string">
            <text:p>anyone </text:p>
          </table:table-cell>
          <table:table-cell office:value-type="string">
            <text:p>jnik-qy-clnM</text:p>
          </table:table-cell>
        </table:table-row>
        <table:table-row table:style-name="ro1">
          <table:table-cell office:value-type="string">
            <text:p>anything </text:p>
          </table:table-cell>
          <table:table-cell office:value-type="string">
            <text:p>jnik-qy-U–jliU-qy</text:p>
          </table:table-cell>
        </table:table-row>
        <table:table-row table:style-name="ro1">
          <table:table-cell office:value-type="string">
            <text:p>at </text:p>
          </table:table-cell>
          <table:table-cell office:value-type="string">
            <text:p>pljU-jfU-Thv</text:p>
          </table:table-cell>
        </table:table-row>
        <table:table-row table:style-name="ro1">
          <table:table-cell office:value-type="string">
            <text:p>attitude </text:p>
          </table:table-cell>
          <table:table-cell office:value-type="string">
            <text:p>rnKik-hkv-D</text:p>
          </table:table-cell>
        </table:table-row>
        <table:table-row table:style-name="ro1">
          <table:table-cell office:value-type="string">
            <text:p>audiology </text:p>
          </table:table-cell>
          <table:table-cell office:value-type="string">
            <text:p>rnCqvM-q^hv-qD</text:p>
          </table:table-cell>
        </table:table-row>
        <table:table-row table:style-name="ro1">
          <table:table-cell office:value-type="string">
            <text:p>aunt </text:p>
          </table:table-cell>
          <table:table-cell office:value-type="string">
            <text:p>rnCDM-hvz</text:p>
          </table:table-cell>
        </table:table-row>
        <table:table-row table:style-name="ro1">
          <table:table-cell office:value-type="string">
            <text:p>Austrailia </text:p>
          </table:table-cell>
          <table:table-cell office:value-type="string">
            <text:p>clWik-D–clWqvM-D</text:p>
          </table:table-cell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aby-o </text:p>
          </table:table-cell>
          <table:table-cell office:value-type="string">
            <text:p>rfnM-qe</text:p>
          </table:table-cell>
        </table:table-row>
        <table:table-row table:style-name="ro1">
          <table:table-cell office:value-type="string">
            <text:p>bachelor </text:p>
          </table:table-cell>
          <table:table-cell office:value-type="string">
            <text:p>clCik-Dzqk</text:p>
          </table:table-cell>
        </table:table-row>
        <table:table-row table:style-name="ro1">
          <table:table-cell office:value-type="string">
            <text:p>back-and-forth </text:p>
          </table:table-cell>
          <table:table-cell office:value-type="string">
            <text:p>jniM-q^z</text:p>
          </table:table-cell>
        </table:table-row>
        <table:table-row table:style-name="ro1">
          <table:table-cell office:value-type="string">
            <text:p>bad </text:p>
          </table:table-cell>
          <table:table-cell office:value-type="string">
            <text:p>jlCKDiM-q^-U-hv</text:p>
          </table:table-cell>
        </table:table-row>
        <table:table-row table:style-name="ro1">
          <table:table-cell office:value-type="string">
            <text:p>bastard </text:p>
          </table:table-cell>
          <table:table-cell office:value-type="string">
            <text:p>clWKik-D</text:p>
          </table:table-cell>
        </table:table-row>
        <table:table-row table:style-name="ro1">
          <table:table-cell office:value-type="string">
            <text:p>be-am </text:p>
          </table:table-cell>
          <table:table-cell office:value-type="string">
            <text:p>clCKDik-q^</text:p>
          </table:table-cell>
        </table:table-row>
        <table:table-row table:style-name="ro1">
          <table:table-cell office:value-type="string">
            <text:p>beard </text:p>
          </table:table-cell>
          <table:table-cell office:value-type="string">
            <text:p>yfCDiM-qk</text:p>
          </table:table-cell>
        </table:table-row>
        <table:table-row table:style-name="ro1">
          <table:table-cell office:value-type="string">
            <text:p>because </text:p>
          </table:table-cell>
          <table:table-cell office:value-type="string">
            <text:p>jfWDiM-q^-rn</text:p>
          </table:table-cell>
        </table:table-row>
        <table:table-row table:style-name="ro1">
          <table:table-cell office:value-type="string">
            <text:p>because </text:p>
          </table:table-cell>
          <table:table-cell office:value-type="string">
            <text:p>jlflWiM-q^-iU</text:p>
          </table:table-cell>
        </table:table-row>
        <table:table-row table:style-name="ro1">
          <table:table-cell office:value-type="string">
            <text:p>bed </text:p>
          </table:table-cell>
          <table:table-cell office:value-type="string">
            <text:p>jlCqvik-D</text:p>
          </table:table-cell>
        </table:table-row>
        <table:table-row table:style-name="ro1">
          <table:table-cell office:value-type="string">
            <text:p>beer </text:p>
          </table:table-cell>
          <table:table-cell office:value-type="string">
            <text:p>clCDM-q^z</text:p>
          </table:table-cell>
        </table:table-row>
        <table:table-row table:style-name="ro1">
          <table:table-cell office:value-type="string">
            <text:p>behind </text:p>
          </table:table-cell>
          <table:table-cell office:value-type="string">
            <text:p>jfCqviM-qvz</text:p>
          </table:table-cell>
        </table:table-row>
        <table:table-row table:style-name="ro1">
          <table:table-cell office:value-type="string">
            <text:p>benefit </text:p>
          </table:table-cell>
          <table:table-cell office:value-type="string">
            <text:p>rflDU-hv</text:p>
          </table:table-cell>
        </table:table-row>
        <table:table-row table:style-name="ro1">
          <table:table-cell office:value-type="string">
            <text:p>bent-b </text:p>
          </table:table-cell>
          <table:table-cell office:value-type="string">
            <text:p>jfM-qe</text:p>
          </table:table-cell>
        </table:table-row>
        <table:table-row table:style-name="ro1">
          <table:table-cell office:value-type="string">
            <text:p>bent-five </text:p>
          </table:table-cell>
          <table:table-cell office:value-type="string">
            <text:p>yfuM-qe</text:p>
          </table:table-cell>
        </table:table-row>
        <table:table-row table:style-name="ro1">
          <table:table-cell office:value-type="string">
            <text:p>bent-L </text:p>
          </table:table-cell>
          <table:table-cell office:value-type="string">
            <text:p>yfnM-qe</text:p>
          </table:table-cell>
        </table:table-row>
        <table:table-row table:style-name="ro1">
          <table:table-cell office:value-type="string">
            <text:p>bent-three </text:p>
          </table:table-cell>
          <table:table-cell office:value-type="string">
            <text:p>jfufnM-qe</text:p>
          </table:table-cell>
        </table:table-row>
        <table:table-row table:style-name="ro1">
          <table:table-cell office:value-type="string">
            <text:p>bent-v </text:p>
          </table:table-cell>
          <table:table-cell office:value-type="string">
            <text:p>cfufnM-qe</text:p>
          </table:table-cell>
        </table:table-row>
        <table:table-row table:style-name="ro1">
          <table:table-cell office:value-type="string">
            <text:p>best </text:p>
          </table:table-cell>
          <table:table-cell office:value-type="string">
            <text:p>jnik-h^</text:p>
          </table:table-cell>
        </table:table-row>
        <table:table-row table:style-name="ro1">
          <table:table-cell office:value-type="string">
            <text:p>better </text:p>
          </table:table-cell>
          <table:table-cell office:value-type="string">
            <text:p>jlCDiM-qy-rn</text:p>
          </table:table-cell>
        </table:table-row>
        <table:table-row table:style-name="ro1">
          <table:table-cell office:value-type="string">
            <text:p>bird </text:p>
          </table:table-cell>
          <table:table-cell office:value-type="string">
            <text:p>yfnCKDM-qe-rfnz</text:p>
          </table:table-cell>
        </table:table-row>
        <table:table-row table:style-name="ro1">
          <table:table-cell office:value-type="string">
            <text:p>bitch </text:p>
          </table:table-cell>
          <table:table-cell office:value-type="string">
            <text:p>clCKik-D</text:p>
          </table:table-cell>
        </table:table-row>
        <table:table-row table:style-name="ro1">
          <table:table-cell office:value-type="string">
            <text:p>bite </text:p>
          </table:table-cell>
          <table:table-cell office:value-type="string">
            <text:p>jfCKik-D</text:p>
          </table:table-cell>
        </table:table-row>
        <table:table-row table:style-name="ro1">
          <table:table-cell office:value-type="string">
            <text:p>blouse </text:p>
          </table:table-cell>
          <table:table-cell office:value-type="string">
            <text:p>jfDiM-hv-iU</text:p>
          </table:table-cell>
        </table:table-row>
        <table:table-row table:style-name="ro1">
          <table:table-cell office:value-type="string">
            <text:p>blue </text:p>
          </table:table-cell>
          <table:table-cell office:value-type="string">
            <text:p>cliM-qoz</text:p>
          </table:table-cell>
        </table:table-row>
        <table:table-row table:style-name="ro1">
          <table:table-cell office:value-type="string">
            <text:p>board-member-group </text:p>
          </table:table-cell>
          <table:table-cell office:value-type="string">
            <text:p>clKik-Dzqy</text:p>
          </table:table-cell>
        </table:table-row>
        <table:table-row table:style-name="ro1">
          <table:table-cell office:value-type="string">
            <text:p>boy </text:p>
          </table:table-cell>
          <table:table-cell office:value-type="string">
            <text:p>yfWDik-qe-rfz</text:p>
          </table:table-cell>
        </table:table-row>
        <table:table-row table:style-name="ro1">
          <table:table-cell office:value-type="string">
            <text:p>breasts </text:p>
          </table:table-cell>
          <table:table-cell office:value-type="string">
            <text:p>jlKiU-Dzqy</text:p>
          </table:table-cell>
        </table:table-row>
        <table:table-row table:style-name="ro1">
          <table:table-cell office:value-type="string">
            <text:p>broke-penniless </text:p>
          </table:table-cell>
          <table:table-cell office:value-type="string">
            <text:p>jfCqviM-D</text:p>
          </table:table-cell>
        </table:table-row>
        <table:table-row table:style-name="ro1">
          <table:table-cell office:value-type="string">
            <text:p>brown </text:p>
          </table:table-cell>
          <table:table-cell office:value-type="string">
            <text:p>clCDM-hv</text:p>
          </table:table-cell>
        </table:table-row>
        <table:table-row table:style-name="ro1">
          <table:table-cell office:value-type="string">
            <text:p>brownnose </text:p>
          </table:table-cell>
          <table:table-cell office:value-type="string">
            <text:p>clCKDik-h^z</text:p>
          </table:table-cell>
        </table:table-row>
        <table:table-row table:style-name="ro1">
          <table:table-cell office:value-type="string">
            <text:p>but </text:p>
          </table:table-cell>
          <table:table-cell office:value-type="string">
            <text:p>clnMTqkx-qy</text:p>
          </table:table-cell>
        </table:table-row>
        <table:table-row table:style-name="ro1">
          <table:table-cell office:value-type="string">
            <text:p>bye </text:p>
          </table:table-cell>
          <table:table-cell office:value-type="string">
            <text:p>jlM-qo-U</text:p>
          </table:table-cell>
        </table:table-row>
        <table:table-row table:style-name="ro1"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cabbage </text:p>
          </table:table-cell>
          <table:table-cell office:value-type="string">
            <text:p>jfWqviU-D</text:p>
          </table:table-cell>
        </table:table-row>
        <table:table-row table:style-name="ro1">
          <table:table-cell office:value-type="string">
            <text:p>cafeteria </text:p>
          </table:table-cell>
          <table:table-cell office:value-type="string">
            <text:p>yfCKDik-hvzqy</text:p>
          </table:table-cell>
        </table:table-row>
        <table:table-row table:style-name="ro1">
          <table:table-cell office:value-type="string">
            <text:p>call-get-attention </text:p>
          </table:table-cell>
          <table:table-cell office:value-type="string">
            <text:p>jlM-qo-Uz</text:p>
          </table:table-cell>
        </table:table-row>
        <table:table-row table:style-name="ro1">
          <table:table-cell office:value-type="string">
            <text:p>call-out-loud </text:p>
          </table:table-cell>
          <table:table-cell office:value-type="string">
            <text:p>yfCik-D</text:p>
          </table:table-cell>
        </table:table-row>
        <table:table-row table:style-name="ro1">
          <table:table-cell office:value-type="string">
            <text:p>Canada </text:p>
          </table:table-cell>
          <table:table-cell office:value-type="string">
            <text:p>rniM-Dz</text:p>
          </table:table-cell>
        </table:table-row>
        <table:table-row table:style-name="ro1">
          <table:table-cell office:value-type="string">
            <text:p>cat </text:p>
          </table:table-cell>
          <table:table-cell office:value-type="string">
            <text:p>rflCDik-qvz</text:p>
          </table:table-cell>
        </table:table-row>
        <table:table-row table:style-name="ro1">
          <table:table-cell office:value-type="string">
            <text:p>Catholic </text:p>
          </table:table-cell>
          <table:table-cell office:value-type="string">
            <text:p>cffnWKDiM-hv-qk-qy</text:p>
          </table:table-cell>
        </table:table-row>
        <table:table-row table:style-name="ro1">
          <table:table-cell office:value-type="string">
            <text:p>character </text:p>
          </table:table-cell>
          <table:table-cell office:value-type="string">
            <text:p>yfKM-hkv-D</text:p>
          </table:table-cell>
        </table:table-row>
        <table:table-row table:style-name="ro1">
          <table:table-cell office:value-type="string">
            <text:p>Chicago </text:p>
          </table:table-cell>
          <table:table-cell office:value-type="string">
            <text:p>YfM-qy-hv</text:p>
          </table:table-cell>
        </table:table-row>
        <table:table-row table:style-name="ro1">
          <table:table-cell office:value-type="string">
            <text:p>child </text:p>
          </table:table-cell>
          <table:table-cell office:value-type="string">
            <text:p>jlU-hv</text:p>
          </table:table-cell>
        </table:table-row>
        <table:table-row table:style-name="ro1">
          <table:table-cell office:value-type="string">
            <text:p>choke </text:p>
          </table:table-cell>
          <table:table-cell office:value-type="string">
            <text:p>yfCKhvDiM-qkz</text:p>
          </table:table-cell>
        </table:table-row>
        <table:table-row table:style-name="ro1">
          <table:table-cell office:value-type="string">
            <text:p>choose </text:p>
          </table:table-cell>
          <table:table-cell office:value-type="string">
            <text:p>yflU-qo-rflM</text:p>
          </table:table-cell>
        </table:table-row>
        <table:table-row table:style-name="ro1">
          <table:table-cell office:value-type="string">
            <text:p>Christ </text:p>
          </table:table-cell>
          <table:table-cell office:value-type="string">
            <text:p>YfKDM-hvry</text:p>
          </table:table-cell>
        </table:table-row>
        <table:table-row table:style-name="ro1">
          <table:table-cell office:value-type="string">
            <text:p>Christmas </text:p>
          </table:table-cell>
          <table:table-cell office:value-type="string">
            <text:p>YfCM-qv-iM</text:p>
          </table:table-cell>
        </table:table-row>
        <table:table-row table:style-name="ro1">
          <table:table-cell office:value-type="string">
            <text:p>coerce </text:p>
          </table:table-cell>
          <table:table-cell office:value-type="string">
            <text:p>yfM-q^-U</text:p>
          </table:table-cell>
        </table:table-row>
        <table:table-row table:style-name="ro1">
          <table:table-cell office:value-type="string">
            <text:p>collar </text:p>
          </table:table-cell>
          <table:table-cell office:value-type="string">
            <text:p>yfnCKhvDiM-qyz</text:p>
          </table:table-cell>
        </table:table-row>
        <table:table-row table:style-name="ro1">
          <table:table-cell office:value-type="string">
            <text:p>come </text:p>
          </table:table-cell>
          <table:table-cell office:value-type="string">
            <text:p>jliU-qv-jfiM</text:p>
          </table:table-cell>
        </table:table-row>
        <table:table-row table:style-name="ro1">
          <table:table-cell office:value-type="string">
            <text:p>come-meet-me </text:p>
          </table:table-cell>
          <table:table-cell office:value-type="string">
            <text:p>pMi-clnM-Tpv</text:p>
          </table:table-cell>
        </table:table-row>
        <table:table-row table:style-name="ro1">
          <table:table-cell office:value-type="string">
            <text:p>committee </text:p>
          </table:table-cell>
          <table:table-cell office:value-type="string">
            <text:p>yfKM-Dzqy</text:p>
          </table:table-cell>
        </table:table-row>
        <table:table-row table:style-name="ro1">
          <table:table-cell office:value-type="string">
            <text:p>complain </text:p>
          </table:table-cell>
          <table:table-cell office:value-type="string">
            <text:p>yfiM-D</text:p>
          </table:table-cell>
        </table:table-row>
        <table:table-row table:style-name="ro1">
          <table:table-cell office:value-type="string">
            <text:p>computer </text:p>
          </table:table-cell>
          <table:table-cell office:value-type="string">
            <text:p>yfWiU-Dz</text:p>
          </table:table-cell>
        </table:table-row>
        <table:table-row table:style-name="ro1">
          <table:table-cell office:value-type="string">
            <text:p>concept </text:p>
          </table:table-cell>
          <table:table-cell office:value-type="string">
            <text:p>yfWDik-q^</text:p>
          </table:table-cell>
        </table:table-row>
        <table:table-row table:style-name="ro1">
          <table:table-cell office:value-type="string">
            <text:p>conservative-political </text:p>
          </table:table-cell>
          <table:table-cell office:value-type="string">
            <text:p>yfM-qkz</text:p>
          </table:table-cell>
        </table:table-row>
        <table:table-row table:style-name="ro1">
          <table:table-cell office:value-type="string">
            <text:p>cool-great </text:p>
          </table:table-cell>
          <table:table-cell office:value-type="string">
            <text:p>cfnCik-qo-iM</text:p>
          </table:table-cell>
        </table:table-row>
        <table:table-row table:style-name="ro1">
          <table:table-cell office:value-type="string">
            <text:p>cough </text:p>
          </table:table-cell>
          <table:table-cell office:value-type="string">
            <text:p>yfDU-qo-iMz</text:p>
          </table:table-cell>
        </table:table-row>
        <table:table-row table:style-name="ro1">
          <table:table-cell office:value-type="string">
            <text:p>cousin-female </text:p>
          </table:table-cell>
          <table:table-cell office:value-type="string">
            <text:p>yfCM-qo-ikz</text:p>
          </table:table-cell>
        </table:table-row>
        <table:table-row table:style-name="ro1">
          <table:table-cell office:value-type="string">
            <text:p>cousin-male </text:p>
          </table:table-cell>
          <table:table-cell office:value-type="string">
            <text:p>yfWM-qo-ikz</text:p>
          </table:table-cell>
        </table:table-row>
        <table:table-row table:style-name="ro1">
          <table:table-cell office:value-type="string">
            <text:p>curious </text:p>
          </table:table-cell>
          <table:table-cell office:value-type="string">
            <text:p>rflCKhvDiM-qyz</text:p>
          </table:table-cell>
        </table:table-row>
        <table:table-row table:style-name="ro1">
          <table:table-cell office:value-type="string">
            <text:p>cute </text:p>
          </table:table-cell>
          <table:table-cell office:value-type="string">
            <text:p>jllnCKDiM-qe-jffnz</text:p>
          </table:table-cell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daughter </text:p>
          </table:table-cell>
          <table:table-cell office:value-type="string">
            <text:p>jfCik-D–pljU-jfik-Thy</text:p>
          </table:table-cell>
        </table:table-row>
        <table:table-row table:style-name="ro1">
          <table:table-cell office:value-type="string">
            <text:p>daughter </text:p>
          </table:table-cell>
          <table:table-cell office:value-type="string">
            <text:p>jnCDik-qe–jliU-Tqy</text:p>
          </table:table-cell>
        </table:table-row>
        <table:table-row table:style-name="ro1">
          <table:table-cell office:value-type="string">
            <text:p>Davis </text:p>
          </table:table-cell>
          <table:table-cell office:value-type="string">
            <text:p>q~Davis</text:p>
          </table:table-cell>
        </table:table-row>
        <table:table-row table:style-name="ro1">
          <table:table-cell office:value-type="string">
            <text:p>deaf </text:p>
          </table:table-cell>
          <table:table-cell office:value-type="string">
            <text:p>clnCM-Dzqv</text:p>
          </table:table-cell>
        </table:table-row>
        <table:table-row table:style-name="ro1">
          <table:table-cell office:value-type="string">
            <text:p>democrat </text:p>
          </table:table-cell>
          <table:table-cell office:value-type="string">
            <text:p>lrfM-qkz</text:p>
          </table:table-cell>
        </table:table-row>
        <table:table-row table:style-name="ro1">
          <table:table-cell office:value-type="string">
            <text:p>detective </text:p>
          </table:table-cell>
          <table:table-cell office:value-type="string">
            <text:p>lrfKDU-hvz</text:p>
          </table:table-cell>
        </table:table-row>
        <table:table-row table:style-name="ro1">
          <table:table-cell office:value-type="string">
            <text:p>dinner </text:p>
          </table:table-cell>
          <table:table-cell office:value-type="string">
            <text:p>lrfCiM-Dz</text:p>
          </table:table-cell>
        </table:table-row>
        <table:table-row table:style-name="ro1">
          <table:table-cell office:value-type="string">
            <text:p>discuss </text:p>
          </table:table-cell>
          <table:table-cell office:value-type="string">
            <text:p>pljUi-cfnikThvc-pq^z</text:p>
          </table:table-cell>
        </table:table-row>
        <table:table-row table:style-name="ro1">
          <table:table-cell office:value-type="string">
            <text:p>do-action </text:p>
          </table:table-cell>
          <table:table-cell office:value-type="string">
            <text:p>yfU-dkvhyv</text:p>
          </table:table-cell>
        </table:table-row>
        <table:table-row table:style-name="ro1">
          <table:table-cell office:value-type="string">
            <text:p>dog </text:p>
          </table:table-cell>
          <table:table-cell office:value-type="string">
            <text:p>jlUohv-D–lrfik-qe-yfnz</text:p>
          </table:table-cell>
        </table:table-row>
        <table:table-row table:style-name="ro1">
          <table:table-cell office:value-type="string">
            <text:p>don't </text:p>
          </table:table-cell>
          <table:table-cell office:value-type="string">
            <text:p>jnCKDik-q^</text:p>
          </table:table-cell>
        </table:table-row>
        <table:table-row table:style-name="ro1">
          <table:table-cell office:value-type="string">
            <text:p>don't-know </text:p>
          </table:table-cell>
          <table:table-cell office:value-type="string">
            <text:p>jfWiM-D–jlU-qy</text:p>
          </table:table-cell>
        </table:table-row>
        <table:table-row table:style-name="ro1">
          <table:table-cell office:value-type="string">
            <text:p>drink </text:p>
          </table:table-cell>
          <table:table-cell office:value-type="string">
            <text:p>yfCKDik-qo-M</text:p>
          </table:table-cell>
        </table:table-row>
        <table:table-row table:style-name="ro1">
          <table:table-cell office:value-type="string">
            <text:p>drink-bottle </text:p>
          </table:table-cell>
          <table:table-cell office:value-type="string">
            <text:p>jnCKik-qvz</text:p>
          </table:table-cell>
        </table:table-row>
        <table:table-row table:style-name="ro1">
          <table:table-cell office:value-type="string">
            <text:p>dumb </text:p>
          </table:table-cell>
          <table:table-cell office:value-type="string">
            <text:p>rnWiM-D</text:p>
          </table:table-cell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arring </text:p>
          </table:table-cell>
          <table:table-cell office:value-type="string">
            <text:p>rflCh^qvDik-qyz</text:p>
          </table:table-cell>
        </table:table-row>
        <table:table-row table:style-name="ro1">
          <table:table-cell office:value-type="string">
            <text:p>easily </text:p>
          </table:table-cell>
          <table:table-cell office:value-type="string">
            <text:p>pfjUi-jliUTqk-h^z</text:p>
          </table:table-cell>
        </table:table-row>
        <table:table-row table:style-name="ro1">
          <table:table-cell office:value-type="string">
            <text:p>east </text:p>
          </table:table-cell>
          <table:table-cell office:value-type="string">
            <text:p>ffrfM-qy</text:p>
          </table:table-cell>
        </table:table-row>
        <table:table-row table:style-name="ro1">
          <table:table-cell office:value-type="string">
            <text:p>Easter </text:p>
          </table:table-cell>
          <table:table-cell office:value-type="string">
            <text:p>FfrfCM-qo-ikz</text:p>
          </table:table-cell>
        </table:table-row>
        <table:table-row table:style-name="ro1">
          <table:table-cell office:value-type="string">
            <text:p>elephant </text:p>
          </table:table-cell>
          <table:table-cell office:value-type="string">
            <text:p>jfCKh^DM-hv-U–jlU-q^</text:p>
          </table:table-cell>
        </table:table-row>
        <table:table-row table:style-name="ro1">
          <table:table-cell office:value-type="string">
            <text:p>elevator </text:p>
          </table:table-cell>
          <table:table-cell office:value-type="string">
            <text:p>ffrfM-h^-hv</text:p>
          </table:table-cell>
        </table:table-row>
        <table:table-row table:style-name="ro1">
          <table:table-cell office:value-type="string">
            <text:p>eleven </text:p>
          </table:table-cell>
          <table:table-cell office:value-type="string">
            <text:p>rfniM-qe-cfnz</text:p>
          </table:table-cell>
        </table:table-row>
        <table:table-row table:style-name="ro1">
          <table:table-cell office:value-type="string">
            <text:p>Europe </text:p>
          </table:table-cell>
          <table:table-cell office:value-type="string">
            <text:p>FfrfWDiM-hkv</text:p>
          </table:table-cell>
        </table:table-row>
        <table:table-row table:style-name="ro1">
          <table:table-cell office:value-type="string">
            <text:p>every-Friday </text:p>
          </table:table-cell>
          <table:table-cell office:value-type="string">
            <text:p>rflCiM-hv</text:p>
          </table:table-cell>
        </table:table-row>
        <table:table-row table:style-name="ro1">
          <table:table-cell office:value-type="string">
            <text:p>every-Thursday </text:p>
          </table:table-cell>
          <table:table-cell office:value-type="string">
            <text:p>cffnCik-hv</text:p>
          </table:table-cell>
        </table:table-row>
        <table:table-row table:style-name="ro1">
          <table:table-cell office:value-type="string">
            <text:p>everyday </text:p>
          </table:table-cell>
          <table:table-cell office:value-type="string">
            <text:p>jnCDik-q^z</text:p>
          </table:table-cell>
        </table:table-row>
        <table:table-row table:style-name="ro1">
          <table:table-cell office:value-type="string">
            <text:p>expert </text:p>
          </table:table-cell>
          <table:table-cell office:value-type="string">
            <text:p>rflCKiM-D</text:p>
          </table:table-cell>
        </table:table-row>
        <table:table-row table:style-name="ro1">
          <table:table-cell office:value-type="string">
            <text:p>eyeglasses </text:p>
          </table:table-cell>
          <table:table-cell office:value-type="string">
            <text:p>yfnCh^Dik-qy-rfnz</text:p>
          </table:table-cell>
        </table:table-row>
        <table:table-row table:style-name="ro1"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famous </text:p>
          </table:table-cell>
          <table:table-cell office:value-type="string">
            <text:p>clnCDiM-pk^qy^zq^</text:p>
          </table:table-cell>
        </table:table-row>
        <table:table-row table:style-name="ro1">
          <table:table-cell office:value-type="string">
            <text:p>famous </text:p>
          </table:table-cell>
          <table:table-cell office:value-type="string">
            <text:p>clnCDiM-qyq^zq^</text:p>
          </table:table-cell>
        </table:table-row>
        <table:table-row table:style-name="ro1">
          <table:table-cell office:value-type="string">
            <text:p>father </text:p>
          </table:table-cell>
          <table:table-cell office:value-type="string">
            <text:p>jluWDik-q~</text:p>
          </table:table-cell>
        </table:table-row>
        <table:table-row table:style-name="ro1">
          <table:table-cell office:value-type="string">
            <text:p>fever </text:p>
          </table:table-cell>
          <table:table-cell office:value-type="string">
            <text:p>cfWKik-D</text:p>
          </table:table-cell>
        </table:table-row>
        <table:table-row table:style-name="ro1">
          <table:table-cell office:value-type="string">
            <text:p>few-days-ago </text:p>
          </table:table-cell>
          <table:table-cell office:value-type="string">
            <text:p>jnCDM-qv-jluln</text:p>
          </table:table-cell>
        </table:table-row>
        <table:table-row table:style-name="ro1">
          <table:table-cell office:value-type="string">
            <text:p>find </text:p>
          </table:table-cell>
          <table:table-cell office:value-type="string">
            <text:p>rflU-qo-M</text:p>
          </table:table-cell>
        </table:table-row>
        <table:table-row table:style-name="ro1">
          <table:table-cell office:value-type="string">
            <text:p>fine-texture </text:p>
          </table:table-cell>
          <table:table-cell office:value-type="string">
            <text:p>rflM-qe-jflz</text:p>
          </table:table-cell>
        </table:table-row>
        <table:table-row table:style-name="ro1">
          <table:table-cell office:value-type="string">
            <text:p>firefighter </text:p>
          </table:table-cell>
          <table:table-cell office:value-type="string">
            <text:p>clWKM-Dz</text:p>
          </table:table-cell>
        </table:table-row>
        <table:table-row table:style-name="ro1">
          <table:table-cell office:value-type="string">
            <text:p>for </text:p>
          </table:table-cell>
          <table:table-cell office:value-type="string">
            <text:p>cfnWDiM-q^-ik</text:p>
          </table:table-cell>
        </table:table-row>
        <table:table-row table:style-name="ro1">
          <table:table-cell office:value-type="string">
            <text:p>forget </text:p>
          </table:table-cell>
          <table:table-cell office:value-type="string">
            <text:p>jlWDiM-qy-rn</text:p>
          </table:table-cell>
        </table:table-row>
        <table:table-row table:style-name="ro1">
          <table:table-cell office:value-type="string">
            <text:p>formerly-past </text:p>
          </table:table-cell>
          <table:table-cell office:value-type="string">
            <text:p>jlWik-qvz</text:p>
          </table:table-cell>
        </table:table-row>
        <table:table-row table:style-name="ro1">
          <table:table-cell office:value-type="string">
            <text:p>fox </text:p>
          </table:table-cell>
          <table:table-cell office:value-type="string">
            <text:p>rflChk^Dik-qo-Uz</text:p>
          </table:table-cell>
        </table:table-row>
        <table:table-row table:style-name="ro1">
          <table:table-cell office:value-type="string">
            <text:p>France </text:p>
          </table:table-cell>
          <table:table-cell office:value-type="string">
            <text:p>RflWM-qo-U-qo-iM</text:p>
          </table:table-cell>
        </table:table-row>
        <table:table-row table:style-name="ro1">
          <table:table-cell office:value-type="string">
            <text:p>french-fries </text:p>
          </table:table-cell>
          <table:table-cell office:value-type="string">
            <text:p>rflU-hvzy</text:p>
          </table:table-cell>
        </table:table-row>
        <table:table-row table:style-name="ro1">
          <table:table-cell office:value-type="string">
            <text:p>Friday </text:p>
          </table:table-cell>
          <table:table-cell office:value-type="string">
            <text:p>rflCiM-qkv</text:p>
          </table:table-cell>
        </table:table-row>
        <table:table-row table:style-name="ro1">
          <table:table-cell office:value-type="string">
            <text:p>friend </text:p>
          </table:table-cell>
          <table:table-cell office:value-type="string">
            <text:p>pUi-clnU-Tqkxzp</text:p>
          </table:table-cell>
        </table:table-row>
        <table:table-row table:style-name="ro1">
          <table:table-cell office:value-type="string">
            <text:p>fruit </text:p>
          </table:table-cell>
          <table:table-cell office:value-type="string">
            <text:p>rflCDM-qo-ikz</text:p>
          </table:table-cell>
        </table:table-row>
        <table:table-row table:style-name="ro1">
          <table:table-cell office:value-type="string">
            <text:p>frustrated </text:p>
          </table:table-cell>
          <table:table-cell office:value-type="string">
            <text:p>jlCKM-D</text:p>
          </table:table-cell>
        </table:table-row>
        <table:table-row table:style-name="ro1">
          <table:table-cell office:value-type="string">
            <text:p>full-fed-up </text:p>
          </table:table-cell>
          <table:table-cell office:value-type="string">
            <text:p>jfCKhvik-D</text:p>
          </table:table-cell>
        </table:table-row>
        <table:table-row table:style-name="ro1">
          <table:table-cell office:value-type="string">
            <text:p>funny </text:p>
          </table:table-cell>
          <table:table-cell office:value-type="string">
            <text:p>jllnCKh^DiM-qe-jffnz</text:p>
          </table:table-cell>
        </table:table-row>
        <table:table-row table:style-name="ro1">
          <table:table-cell office:value-type="string">
            <text:p>furniture </text:p>
          </table:table-cell>
          <table:table-cell office:value-type="string">
            <text:p>rflM-qkz</text:p>
          </table:table-cell>
        </table:table-row>
        <table:table-row table:style-name="ro1">
          <table:table-cell office:value-type="string">
            <text:p>future </text:p>
          </table:table-cell>
          <table:table-cell office:value-type="string">
            <text:p>jlWik-hvzq^</text:p>
          </table:table-cell>
        </table:table-row>
        <table:table-row table:style-name="ro1">
          <table:table-cell office:value-type="string">
            <text:p>g</text:p>
          </table:table-cell>
          <table:table-cell/>
        </table:table-row>
        <table:table-row table:style-name="ro1">
          <table:table-cell office:value-type="string">
            <text:p>Gallaudet </text:p>
          </table:table-cell>
          <table:table-cell office:value-type="string">
            <text:p>CfnCh^DM-qv-rfn</text:p>
          </table:table-cell>
        </table:table-row>
        <table:table-row table:style-name="ro1">
          <table:table-cell office:value-type="string">
            <text:p>genius </text:p>
          </table:table-cell>
          <table:table-cell office:value-type="string">
            <text:p>yfWiU-D</text:p>
          </table:table-cell>
        </table:table-row>
        <table:table-row table:style-name="ro1">
          <table:table-cell office:value-type="string">
            <text:p>girl </text:p>
          </table:table-cell>
          <table:table-cell office:value-type="string">
            <text:p>jnCDik-qkz</text:p>
          </table:table-cell>
        </table:table-row>
        <table:table-row table:style-name="ro1">
          <table:table-cell office:value-type="string">
            <text:p>go </text:p>
          </table:table-cell>
          <table:table-cell office:value-type="string">
            <text:p>clnM-pq^-U</text:p>
          </table:table-cell>
        </table:table-row>
        <table:table-row table:style-name="ro1">
          <table:table-cell office:value-type="string">
            <text:p>God </text:p>
          </table:table-cell>
          <table:table-cell office:value-type="string">
            <text:p>jlWik-hv</text:p>
          </table:table-cell>
        </table:table-row>
        <table:table-row table:style-name="ro1">
          <table:table-cell office:value-type="string">
            <text:p>good-job </text:p>
          </table:table-cell>
          <table:table-cell office:value-type="string">
            <text:p>jnik-q^</text:p>
          </table:table-cell>
        </table:table-row>
        <table:table-row table:style-name="ro1">
          <table:table-cell office:value-type="string">
            <text:p>goodbye </text:p>
          </table:table-cell>
          <table:table-cell office:value-type="string">
            <text:p>jlCM-qyz</text:p>
          </table:table-cell>
        </table:table-row>
        <table:table-row table:style-name="ro1">
          <table:table-cell office:value-type="string">
            <text:p>got-ya </text:p>
          </table:table-cell>
          <table:table-cell office:value-type="string">
            <text:p>cllnM-q^-qv</text:p>
          </table:table-cell>
        </table:table-row>
        <table:table-row table:style-name="ro1">
          <table:table-cell office:value-type="string">
            <text:p>great-job </text:p>
          </table:table-cell>
          <table:table-cell office:value-type="string">
            <text:p>jlCik-Tqkz</text:p>
          </table:table-cell>
        </table:table-row>
        <table:table-row table:style-name="ro1">
          <table:table-cell office:value-type="string">
            <text:p>green </text:p>
          </table:table-cell>
          <table:table-cell office:value-type="string">
            <text:p>yfniU-qoz</text:p>
          </table:table-cell>
        </table:table-row>
        <table:table-row table:style-name="ro1">
          <table:table-cell office:value-type="string">
            <text:p>grow-up </text:p>
          </table:table-cell>
          <table:table-cell office:value-type="string">
            <text:p>jlU-h^</text:p>
          </table:table-cell>
        </table:table-row>
        <table:table-row table:style-name="ro1">
          <table:table-cell office:value-type="string">
            <text:p>guess </text:p>
          </table:table-cell>
          <table:table-cell office:value-type="string">
            <text:p>yfCik-qk</text:p>
          </table:table-cell>
        </table:table-row>
        <table:table-row table:style-name="ro1">
          <table:table-cell office:value-type="string">
            <text:p>guilt </text:p>
          </table:table-cell>
          <table:table-cell office:value-type="string">
            <text:p>yfnKM-Dz</text:p>
          </table:table-cell>
        </table:table-row>
        <table:table-row table:style-name="ro1"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hair </text:p>
          </table:table-cell>
          <table:table-cell office:value-type="string">
            <text:p>rflWqvDik-h^z</text:p>
          </table:table-cell>
        </table:table-row>
        <table:table-row table:style-name="ro1">
          <table:table-cell office:value-type="string">
            <text:p>handshape-1-i </text:p>
          </table:table-cell>
          <table:table-cell office:value-type="string">
            <text:p>clnlM-qe</text:p>
          </table:table-cell>
        </table:table-row>
        <table:table-row table:style-name="ro1">
          <table:table-cell office:value-type="string">
            <text:p>handshape-L-i </text:p>
          </table:table-cell>
          <table:table-cell office:value-type="string">
            <text:p>jlnlM-qe</text:p>
          </table:table-cell>
        </table:table-row>
        <table:table-row table:style-name="ro1">
          <table:table-cell office:value-type="string">
            <text:p>happened </text:p>
          </table:table-cell>
          <table:table-cell office:value-type="string">
            <text:p>clniU-pqo</text:p>
          </table:table-cell>
        </table:table-row>
        <table:table-row table:style-name="ro1">
          <table:table-cell office:value-type="string">
            <text:p>happened </text:p>
          </table:table-cell>
          <table:table-cell office:value-type="string">
            <text:p>clniU-qo</text:p>
          </table:table-cell>
        </table:table-row>
        <table:table-row table:style-name="ro1">
          <table:table-cell office:value-type="string">
            <text:p>happy </text:p>
          </table:table-cell>
          <table:table-cell office:value-type="string">
            <text:p>jlDiM-h^z</text:p>
          </table:table-cell>
        </table:table-row>
        <table:table-row table:style-name="ro1">
          <table:table-cell office:value-type="string">
            <text:p>hard-of-hearing </text:p>
          </table:table-cell>
          <table:table-cell office:value-type="string">
            <text:p>cllnik-hvzqy</text:p>
          </table:table-cell>
        </table:table-row>
        <table:table-row table:style-name="ro1">
          <table:table-cell office:value-type="string">
            <text:p>hat </text:p>
          </table:table-cell>
          <table:table-cell office:value-type="string">
            <text:p>jfWKqvik-Dz</text:p>
          </table:table-cell>
        </table:table-row>
        <table:table-row table:style-name="ro1">
          <table:table-cell office:value-type="string">
            <text:p>have </text:p>
          </table:table-cell>
          <table:table-cell office:value-type="string">
            <text:p>jfiM-D</text:p>
          </table:table-cell>
        </table:table-row>
        <table:table-row table:style-name="ro1">
          <table:table-cell office:value-type="string">
            <text:p>Hawaii </text:p>
          </table:table-cell>
          <table:table-cell office:value-type="string">
            <text:p>cllnWKDiM-hkv</text:p>
          </table:table-cell>
        </table:table-row>
        <table:table-row table:style-name="ro1">
          <table:table-cell office:value-type="string">
            <text:p>head </text:p>
          </table:table-cell>
          <table:table-cell office:value-type="string">
            <text:p>jfWik-Dzhv</text:p>
          </table:table-cell>
        </table:table-row>
        <table:table-row table:style-name="ro1">
          <table:table-cell office:value-type="string">
            <text:p>hear </text:p>
          </table:table-cell>
          <table:table-cell office:value-type="string">
            <text:p>jlCqvM-D</text:p>
          </table:table-cell>
        </table:table-row>
        <table:table-row table:style-name="ro1">
          <table:table-cell office:value-type="string">
            <text:p>hell </text:p>
          </table:table-cell>
          <table:table-cell office:value-type="string">
            <text:p>cllnKik-hvry</text:p>
          </table:table-cell>
        </table:table-row>
        <table:table-row table:style-name="ro1">
          <table:table-cell office:value-type="string">
            <text:p>hello </text:p>
          </table:table-cell>
          <table:table-cell office:value-type="string">
            <text:p>clWDik-q^</text:p>
          </table:table-cell>
        </table:table-row>
        <table:table-row table:style-name="ro1">
          <table:table-cell office:value-type="string">
            <text:p>hello </text:p>
          </table:table-cell>
          <table:table-cell office:value-type="string">
            <text:p>clWDU-qy</text:p>
          </table:table-cell>
        </table:table-row>
        <table:table-row table:style-name="ro1">
          <table:table-cell office:value-type="string">
            <text:p>hello </text:p>
          </table:table-cell>
          <table:table-cell office:value-type="string">
            <text:p>jlCM-qy</text:p>
          </table:table-cell>
        </table:table-row>
        <table:table-row table:style-name="ro1">
          <table:table-cell office:value-type="string">
            <text:p>help </text:p>
          </table:table-cell>
          <table:table-cell office:value-type="string">
            <text:p>pljUi-jnikThv-pq^</text:p>
          </table:table-cell>
        </table:table-row>
        <table:table-row table:style-name="ro1">
          <table:table-cell office:value-type="string">
            <text:p>high </text:p>
          </table:table-cell>
          <table:table-cell office:value-type="string">
            <text:p>cllnCik-h^</text:p>
          </table:table-cell>
        </table:table-row>
        <table:table-row table:style-name="ro1">
          <table:table-cell office:value-type="string">
            <text:p>high-school </text:p>
          </table:table-cell>
          <table:table-cell office:value-type="string">
            <text:p>cffnik-qy-cn</text:p>
          </table:table-cell>
        </table:table-row>
        <table:table-row table:style-name="ro1">
          <table:table-cell office:value-type="string">
            <text:p>him-her-itself </text:p>
          </table:table-cell>
          <table:table-cell office:value-type="string">
            <text:p>jnik-q^z</text:p>
          </table:table-cell>
        </table:table-row>
        <table:table-row table:style-name="ro1">
          <table:table-cell office:value-type="string">
            <text:p>history </text:p>
          </table:table-cell>
          <table:table-cell office:value-type="string">
            <text:p>cllnik-hvz</text:p>
          </table:table-cell>
        </table:table-row>
        <table:table-row table:style-name="ro1">
          <table:table-cell office:value-type="string">
            <text:p>honor </text:p>
          </table:table-cell>
          <table:table-cell office:value-type="string">
            <text:p>jllnWKDik-q^</text:p>
          </table:table-cell>
        </table:table-row>
        <table:table-row table:style-name="ro1">
          <table:table-cell office:value-type="string">
            <text:p>honored </text:p>
          </table:table-cell>
          <table:table-cell office:value-type="string">
            <text:p>cllnWDik-D–cllnikHh^-pq^</text:p>
          </table:table-cell>
        </table:table-row>
        <table:table-row table:style-name="ro1">
          <table:table-cell office:value-type="string">
            <text:p>horse </text:p>
          </table:table-cell>
          <table:table-cell office:value-type="string">
            <text:p>jllnWDM-pqe-jffnz</text:p>
          </table:table-cell>
        </table:table-row>
        <table:table-row table:style-name="ro1">
          <table:table-cell office:value-type="string">
            <text:p>horse </text:p>
          </table:table-cell>
          <table:table-cell office:value-type="string">
            <text:p>jllnWDM-qe-jffnz</text:p>
          </table:table-cell>
        </table:table-row>
        <table:table-row table:style-name="ro1">
          <table:table-cell office:value-type="string">
            <text:p>hospital </text:p>
          </table:table-cell>
          <table:table-cell office:value-type="string">
            <text:p>clWik-Dzqk</text:p>
          </table:table-cell>
        </table:table-row>
        <table:table-row table:style-name="ro1">
          <table:table-cell office:value-type="string">
            <text:p>hospital </text:p>
          </table:table-cell>
          <table:table-cell office:value-type="string">
            <text:p>jffnYh^DiM-hv-qk-qy</text:p>
          </table:table-cell>
        </table:table-row>
        <table:table-row table:style-name="ro1">
          <table:table-cell office:value-type="string">
            <text:p>humble </text:p>
          </table:table-cell>
          <table:table-cell office:value-type="string">
            <text:p>clCKDik-hv</text:p>
          </table:table-cell>
        </table:table-row>
        <table:table-row table:style-name="ro1">
          <table:table-cell office:value-type="string">
            <text:p>hungry </text:p>
          </table:table-cell>
          <table:table-cell office:value-type="string">
            <text:p>yfDiM-hv</text:p>
          </table:table-cell>
        </table:table-row>
        <table:table-row table:style-name="ro1">
          <table:table-cell office:value-type="string">
            <text:p>i</text:p>
          </table:table-cell>
          <table:table-cell/>
        </table:table-row>
        <table:table-row table:style-name="ro1">
          <table:table-cell office:value-type="string">
            <text:p>idea </text:p>
          </table:table-cell>
          <table:table-cell office:value-type="string">
            <text:p>cnnfWDiM-q^</text:p>
          </table:table-cell>
        </table:table-row>
        <table:table-row table:style-name="ro1">
          <table:table-cell office:value-type="string">
            <text:p>if </text:p>
          </table:table-cell>
          <table:table-cell office:value-type="string">
            <text:p>cnnfCh^iM-Dz</text:p>
          </table:table-cell>
        </table:table-row>
        <table:table-row table:style-name="ro1">
          <table:table-cell office:value-type="string">
            <text:p>imagine </text:p>
          </table:table-cell>
          <table:table-cell office:value-type="string">
            <text:p>cnnfWDiM-hvzq^</text:p>
          </table:table-cell>
        </table:table-row>
        <table:table-row table:style-name="ro1">
          <table:table-cell office:value-type="string">
            <text:p>impressed </text:p>
          </table:table-cell>
          <table:table-cell office:value-type="string">
            <text:p>pljyi-ynikTqk-pqv</text:p>
          </table:table-cell>
        </table:table-row>
        <table:table-row table:style-name="ro1">
          <table:table-cell office:value-type="string">
            <text:p>in-front-of-face </text:p>
          </table:table-cell>
          <table:table-cell office:value-type="string">
            <text:p>jlCKh^iM-qvz</text:p>
          </table:table-cell>
        </table:table-row>
        <table:table-row table:style-name="ro1">
          <table:table-cell office:value-type="string">
            <text:p>in-the-nick-of-time </text:p>
          </table:table-cell>
          <table:table-cell office:value-type="string">
            <text:p>rflWDiM-q^</text:p>
          </table:table-cell>
        </table:table-row>
        <table:table-row table:style-name="ro1">
          <table:table-cell office:value-type="string">
            <text:p>India </text:p>
          </table:table-cell>
          <table:table-cell office:value-type="string">
            <text:p>JnWKDik-qo-iMz</text:p>
          </table:table-cell>
        </table:table-row>
        <table:table-row table:style-name="ro1">
          <table:table-cell office:value-type="string">
            <text:p>insurance </text:p>
          </table:table-cell>
          <table:table-cell office:value-type="string">
            <text:p>cnnlM-qkz</text:p>
          </table:table-cell>
        </table:table-row>
        <table:table-row table:style-name="ro1">
          <table:table-cell office:value-type="string">
            <text:p>internet </text:p>
          </table:table-cell>
          <table:table-cell office:value-type="string">
            <text:p>jlflU-hvzp</text:p>
          </table:table-cell>
        </table:table-row>
        <table:table-row table:style-name="ro1">
          <table:table-cell office:value-type="string">
            <text:p>interview </text:p>
          </table:table-cell>
          <table:table-cell office:value-type="string">
            <text:p>cnnlCik-q^zp</text:p>
          </table:table-cell>
        </table:table-row>
        <table:table-row table:style-name="ro1">
          <table:table-cell office:value-type="string">
            <text:p>introduce </text:p>
          </table:table-cell>
          <table:table-cell office:value-type="string">
            <text:p>jfikohv-pyqk</text:p>
          </table:table-cell>
        </table:table-row>
        <table:table-row table:style-name="ro1">
          <table:table-cell office:value-type="string">
            <text:p>invisible </text:p>
          </table:table-cell>
          <table:table-cell office:value-type="string">
            <text:p>jlCh^iM-qk</text:p>
          </table:table-cell>
        </table:table-row>
        <table:table-row table:style-name="ro1">
          <table:table-cell office:value-type="string">
            <text:p>is-I-am </text:p>
          </table:table-cell>
          <table:table-cell office:value-type="string">
            <text:p>rnCKDik-q^</text:p>
          </table:table-cell>
        </table:table-row>
        <table:table-row table:style-name="ro1">
          <table:table-cell office:value-type="string">
            <text:p>it-doesn't-matter </text:p>
          </table:table-cell>
          <table:table-cell office:value-type="string">
            <text:p>jfikTqk-qvzp</text:p>
          </table:table-cell>
        </table:table-row>
        <table:table-row table:style-name="ro1">
          <table:table-cell office:value-type="string">
            <text:p>Italy </text:p>
          </table:table-cell>
          <table:table-cell office:value-type="string">
            <text:p>CnnfWKDiM-hv-qk-qy</text:p>
          </table:table-cell>
        </table:table-row>
        <table:table-row table:style-name="ro1">
          <table:table-cell office:value-type="string">
            <text:p>k</text:p>
          </table:table-cell>
          <table:table-cell/>
        </table:table-row>
        <table:table-row table:style-name="ro1">
          <table:table-cell office:value-type="string">
            <text:p>Ken </text:p>
          </table:table-cell>
          <table:table-cell office:value-type="string">
            <text:p>q~Ken</text:p>
          </table:table-cell>
        </table:table-row>
        <table:table-row table:style-name="ro1">
          <table:table-cell office:value-type="string">
            <text:p>Ken-Davis </text:p>
          </table:table-cell>
          <table:table-cell office:value-type="string">
            <text:p>lrtnCM-Dzhv</text:p>
          </table:table-cell>
        </table:table-row>
        <table:table-row table:style-name="ro1">
          <table:table-cell office:value-type="string">
            <text:p>know </text:p>
          </table:table-cell>
          <table:table-cell office:value-type="string">
            <text:p>jfWiM-D</text:p>
          </table:table-cell>
        </table:table-row>
        <table:table-row table:style-name="ro1">
          <table:table-cell office:value-type="string">
            <text:p>knowledge </text:p>
          </table:table-cell>
          <table:table-cell office:value-type="string">
            <text:p>jfWiM-Dz</text:p>
          </table:table-cell>
        </table:table-row>
        <table:table-row table:style-name="ro1"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late </text:p>
          </table:table-cell>
          <table:table-cell office:value-type="string">
            <text:p>jlU-qo-Uohv</text:p>
          </table:table-cell>
        </table:table-row>
        <table:table-row table:style-name="ro1">
          <table:table-cell office:value-type="string">
            <text:p>Latin </text:p>
          </table:table-cell>
          <table:table-cell office:value-type="string">
            <text:p>CllnWKDiM-hv</text:p>
          </table:table-cell>
        </table:table-row>
        <table:table-row table:style-name="ro1">
          <table:table-cell office:value-type="string">
            <text:p>lecture </text:p>
          </table:table-cell>
          <table:table-cell office:value-type="string">
            <text:p>jlWik-q^z</text:p>
          </table:table-cell>
        </table:table-row>
        <table:table-row table:style-name="ro1">
          <table:table-cell office:value-type="string">
            <text:p>legislative-assembly </text:p>
          </table:table-cell>
          <table:table-cell office:value-type="string">
            <text:p>rnik-Dzqk</text:p>
          </table:table-cell>
        </table:table-row>
        <table:table-row table:style-name="ro1">
          <table:table-cell office:value-type="string">
            <text:p>letter-a </text:p>
          </table:table-cell>
          <table:table-cell office:value-type="string">
            <text:p>rnM-qe</text:p>
          </table:table-cell>
        </table:table-row>
        <table:table-row table:style-name="ro1">
          <table:table-cell office:value-type="string">
            <text:p>letter-b </text:p>
          </table:table-cell>
          <table:table-cell office:value-type="string">
            <text:p>clM-qe</text:p>
          </table:table-cell>
        </table:table-row>
        <table:table-row table:style-name="ro1">
          <table:table-cell office:value-type="string">
            <text:p>letter-c </text:p>
          </table:table-cell>
          <table:table-cell office:value-type="string">
            <text:p>yfM-qe</text:p>
          </table:table-cell>
        </table:table-row>
        <table:table-row table:style-name="ro1">
          <table:table-cell office:value-type="string">
            <text:p>letter-d </text:p>
          </table:table-cell>
          <table:table-cell office:value-type="string">
            <text:p>lrfM-qe</text:p>
          </table:table-cell>
        </table:table-row>
        <table:table-row table:style-name="ro1">
          <table:table-cell office:value-type="string">
            <text:p>letter-e </text:p>
          </table:table-cell>
          <table:table-cell office:value-type="string">
            <text:p>ffrfM-qe</text:p>
          </table:table-cell>
        </table:table-row>
        <table:table-row table:style-name="ro1">
          <table:table-cell office:value-type="string">
            <text:p>letter-f </text:p>
          </table:table-cell>
          <table:table-cell office:value-type="string">
            <text:p>rflM-qe</text:p>
          </table:table-cell>
        </table:table-row>
        <table:table-row table:style-name="ro1">
          <table:table-cell office:value-type="string">
            <text:p>letter-g </text:p>
          </table:table-cell>
          <table:table-cell office:value-type="string">
            <text:p>yfnik-qe</text:p>
          </table:table-cell>
        </table:table-row>
        <table:table-row table:style-name="ro1">
          <table:table-cell office:value-type="string">
            <text:p>letter-h </text:p>
          </table:table-cell>
          <table:table-cell office:value-type="string">
            <text:p>cffnik-qe</text:p>
          </table:table-cell>
        </table:table-row>
        <table:table-row table:style-name="ro1">
          <table:table-cell office:value-type="string">
            <text:p>letter-i </text:p>
          </table:table-cell>
          <table:table-cell office:value-type="string">
            <text:p>cnnlM-qe</text:p>
          </table:table-cell>
        </table:table-row>
        <table:table-row table:style-name="ro1">
          <table:table-cell office:value-type="string">
            <text:p>letter-j </text:p>
          </table:table-cell>
          <table:table-cell office:value-type="string">
            <text:p>cnnfM-qo</text:p>
          </table:table-cell>
        </table:table-row>
        <table:table-row table:style-name="ro1">
          <table:table-cell office:value-type="string">
            <text:p>letter-k </text:p>
          </table:table-cell>
          <table:table-cell office:value-type="string">
            <text:p>lrtnM-qe</text:p>
          </table:table-cell>
        </table:table-row>
        <table:table-row table:style-name="ro1">
          <table:table-cell office:value-type="string">
            <text:p>letter-l </text:p>
          </table:table-cell>
          <table:table-cell office:value-type="string">
            <text:p>jlnM-qe</text:p>
          </table:table-cell>
        </table:table-row>
        <table:table-row table:style-name="ro1">
          <table:table-cell office:value-type="string">
            <text:p>letter-m </text:p>
          </table:table-cell>
          <table:table-cell office:value-type="string">
            <text:p>fffrnM-qe</text:p>
          </table:table-cell>
        </table:table-row>
        <table:table-row table:style-name="ro1">
          <table:table-cell office:value-type="string">
            <text:p>letter-n </text:p>
          </table:table-cell>
          <table:table-cell office:value-type="string">
            <text:p>ffrnM-qe</text:p>
          </table:table-cell>
        </table:table-row>
        <table:table-row table:style-name="ro1">
          <table:table-cell office:value-type="string">
            <text:p>letter-o </text:p>
          </table:table-cell>
          <table:table-cell office:value-type="string">
            <text:p>rfM-qe</text:p>
          </table:table-cell>
        </table:table-row>
        <table:table-row table:style-name="ro1">
          <table:table-cell office:value-type="string">
            <text:p>letter-p </text:p>
          </table:table-cell>
          <table:table-cell office:value-type="string">
            <text:p>lrtnU-qe</text:p>
          </table:table-cell>
        </table:table-row>
        <table:table-row table:style-name="ro1">
          <table:table-cell office:value-type="string">
            <text:p>letter-q </text:p>
          </table:table-cell>
          <table:table-cell office:value-type="string">
            <text:p>yfnU-qe</text:p>
          </table:table-cell>
        </table:table-row>
        <table:table-row table:style-name="ro1">
          <table:table-cell office:value-type="string">
            <text:p>letter-r </text:p>
          </table:table-cell>
          <table:table-cell office:value-type="string">
            <text:p>ctlnM-qe</text:p>
          </table:table-cell>
        </table:table-row>
        <table:table-row table:style-name="ro1">
          <table:table-cell office:value-type="string">
            <text:p>letter-s </text:p>
          </table:table-cell>
          <table:table-cell office:value-type="string">
            <text:p>cnM-qe</text:p>
          </table:table-cell>
        </table:table-row>
        <table:table-row table:style-name="ro1">
          <table:table-cell office:value-type="string">
            <text:p>letter-t </text:p>
          </table:table-cell>
          <table:table-cell office:value-type="string">
            <text:p>frnM-qe</text:p>
          </table:table-cell>
        </table:table-row>
        <table:table-row table:style-name="ro1">
          <table:table-cell office:value-type="string">
            <text:p>letter-u </text:p>
          </table:table-cell>
          <table:table-cell office:value-type="string">
            <text:p>cllnM-qe</text:p>
          </table:table-cell>
        </table:table-row>
        <table:table-row table:style-name="ro1">
          <table:table-cell office:value-type="string">
            <text:p>letter-v </text:p>
          </table:table-cell>
          <table:table-cell office:value-type="string">
            <text:p>clulnM-qe</text:p>
          </table:table-cell>
        </table:table-row>
        <table:table-row table:style-name="ro1">
          <table:table-cell office:value-type="string">
            <text:p>letter-w </text:p>
          </table:table-cell>
          <table:table-cell office:value-type="string">
            <text:p>clululnM-qe</text:p>
          </table:table-cell>
        </table:table-row>
        <table:table-row table:style-name="ro1">
          <table:table-cell office:value-type="string">
            <text:p>letter-x </text:p>
          </table:table-cell>
          <table:table-cell office:value-type="string">
            <text:p>cfnM-qe</text:p>
          </table:table-cell>
        </table:table-row>
        <table:table-row table:style-name="ro1">
          <table:table-cell office:value-type="string">
            <text:p>letter-y </text:p>
          </table:table-cell>
          <table:table-cell office:value-type="string">
            <text:p>jnnlM-qe</text:p>
          </table:table-cell>
        </table:table-row>
        <table:table-row table:style-name="ro1">
          <table:table-cell office:value-type="string">
            <text:p>letter-z </text:p>
          </table:table-cell>
          <table:table-cell office:value-type="string">
            <text:p>cfnM-qyzhv</text:p>
          </table:table-cell>
        </table:table-row>
        <table:table-row table:style-name="ro1">
          <table:table-cell office:value-type="string">
            <text:p>lie </text:p>
          </table:table-cell>
          <table:table-cell office:value-type="string">
            <text:p>cfCDik-qk</text:p>
          </table:table-cell>
        </table:table-row>
        <table:table-row table:style-name="ro1">
          <table:table-cell office:value-type="string">
            <text:p>lots-to-do </text:p>
          </table:table-cell>
          <table:table-cell office:value-type="string">
            <text:p>yfniU-qe-rfnzqkv</text:p>
          </table:table-cell>
        </table:table-row>
        <table:table-row table:style-name="ro1">
          <table:table-cell office:value-type="string">
            <text:p>lust </text:p>
          </table:table-cell>
          <table:table-cell office:value-type="string">
            <text:p>yfDiM-hvz</text:p>
          </table:table-cell>
        </table:table-row>
        <table:table-row table:style-name="ro1">
          <table:table-cell office:value-type="string">
            <text:p>m</text:p>
          </table:table-cell>
          <table:table-cell/>
        </table:table-row>
        <table:table-row table:style-name="ro1">
          <table:table-cell office:value-type="string">
            <text:p>man </text:p>
          </table:table-cell>
          <table:table-cell office:value-type="string">
            <text:p>yfWDik-q^-rf</text:p>
          </table:table-cell>
        </table:table-row>
        <table:table-row table:style-name="ro1">
          <table:table-cell office:value-type="string">
            <text:p>me-I-am </text:p>
          </table:table-cell>
          <table:table-cell office:value-type="string">
            <text:p>cfniM-D</text:p>
          </table:table-cell>
        </table:table-row>
        <table:table-row table:style-name="ro1">
          <table:table-cell office:value-type="string">
            <text:p>meet </text:p>
          </table:table-cell>
          <table:table-cell office:value-type="string">
            <text:p>pMi-clnM-Tq^</text:p>
          </table:table-cell>
        </table:table-row>
        <table:table-row table:style-name="ro1">
          <table:table-cell office:value-type="string">
            <text:p>member-of-group </text:p>
          </table:table-cell>
          <table:table-cell office:value-type="string">
            <text:p>jfKiM-Dzqy</text:p>
          </table:table-cell>
        </table:table-row>
        <table:table-row table:style-name="ro1">
          <table:table-cell office:value-type="string">
            <text:p>menstruate </text:p>
          </table:table-cell>
          <table:table-cell office:value-type="string">
            <text:p>rnCqvik-Dz</text:p>
          </table:table-cell>
        </table:table-row>
        <table:table-row table:style-name="ro1">
          <table:table-cell office:value-type="string">
            <text:p>milk </text:p>
          </table:table-cell>
          <table:table-cell office:value-type="string">
            <text:p>yfik-qe-cnz</text:p>
          </table:table-cell>
        </table:table-row>
        <table:table-row table:style-name="ro1">
          <table:table-cell office:value-type="string">
            <text:p>mine </text:p>
          </table:table-cell>
          <table:table-cell office:value-type="string">
            <text:p>jliM-Dz</text:p>
          </table:table-cell>
        </table:table-row>
        <table:table-row table:style-name="ro1">
          <table:table-cell office:value-type="string">
            <text:p>mirror </text:p>
          </table:table-cell>
          <table:table-cell office:value-type="string">
            <text:p>jfCh^iM-qo-ikz</text:p>
          </table:table-cell>
        </table:table-row>
        <table:table-row table:style-name="ro1">
          <table:table-cell office:value-type="string">
            <text:p>miss </text:p>
          </table:table-cell>
          <table:table-cell office:value-type="string">
            <text:p>yfCh^ik-qk-cn</text:p>
          </table:table-cell>
        </table:table-row>
        <table:table-row table:style-name="ro1">
          <table:table-cell office:value-type="string">
            <text:p>most </text:p>
          </table:table-cell>
          <table:table-cell office:value-type="string">
            <text:p>ynikTqk-h^</text:p>
          </table:table-cell>
        </table:table-row>
        <table:table-row table:style-name="ro1">
          <table:table-cell office:value-type="string">
            <text:p>my </text:p>
          </table:table-cell>
          <table:table-cell office:value-type="string">
            <text:p>jliM-D</text:p>
          </table:table-cell>
        </table:table-row>
        <table:table-row table:style-name="ro1">
          <table:table-cell office:value-type="string">
            <text:p>my-name-I-am </text:p>
          </table:table-cell>
          <table:table-cell office:value-type="string">
            <text:p>jlDiU-hv</text:p>
          </table:table-cell>
        </table:table-row>
        <table:table-row table:style-name="ro1">
          <table:table-cell office:value-type="string">
            <text:p>myself </text:p>
          </table:table-cell>
          <table:table-cell office:value-type="string">
            <text:p>jnKik-Dz</text:p>
          </table:table-cell>
        </table:table-row>
        <table:table-row table:style-name="ro1"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name </text:p>
          </table:table-cell>
          <table:table-cell office:value-type="string">
            <text:p>cffnik-Thvcz</text:p>
          </table:table-cell>
        </table:table-row>
        <table:table-row table:style-name="ro1">
          <table:table-cell office:value-type="string">
            <text:p>napkin </text:p>
          </table:table-cell>
          <table:table-cell office:value-type="string">
            <text:p>jlCDiM-qkz</text:p>
          </table:table-cell>
        </table:table-row>
        <table:table-row table:style-name="ro1">
          <table:table-cell office:value-type="string">
            <text:p>native</text:p>
          </table:table-cell>
          <table:table-cell/>
        </table:table-row>
        <table:table-row table:style-name="ro1">
          <table:table-cell office:value-type="string">
            <text:p>Native American </text:p>
          </table:table-cell>
          <table:table-cell office:value-type="string">
            <text:p>RflCh^ik-Dzqv</text:p>
          </table:table-cell>
        </table:table-row>
        <table:table-row table:style-name="ro1">
          <table:table-cell office:value-type="string">
            <text:p>necktie </text:p>
          </table:table-cell>
          <table:table-cell office:value-type="string">
            <text:p>jffnCKhvDiM-hv</text:p>
          </table:table-cell>
        </table:table-row>
        <table:table-row table:style-name="ro1">
          <table:table-cell office:value-type="string">
            <text:p>nerd </text:p>
          </table:table-cell>
          <table:table-cell office:value-type="string">
            <text:p>jlWKM-D-jf</text:p>
          </table:table-cell>
        </table:table-row>
        <table:table-row table:style-name="ro1">
          <table:table-cell office:value-type="string">
            <text:p>never </text:p>
          </table:table-cell>
          <table:table-cell office:value-type="string">
            <text:p>jfM-qy-ik-hv</text:p>
          </table:table-cell>
        </table:table-row>
        <table:table-row table:style-name="ro1">
          <table:table-cell office:value-type="string">
            <text:p>news </text:p>
          </table:table-cell>
          <table:table-cell office:value-type="string">
            <text:p>q~news</text:p>
          </table:table-cell>
        </table:table-row>
        <table:table-row table:style-name="ro1">
          <table:table-cell office:value-type="string">
            <text:p>newspaper </text:p>
          </table:table-cell>
          <table:table-cell office:value-type="string">
            <text:p>pljUi-yfnM-Thv-rfnz</text:p>
          </table:table-cell>
        </table:table-row>
        <table:table-row table:style-name="ro1">
          <table:table-cell office:value-type="string">
            <text:p>next </text:p>
          </table:table-cell>
          <table:table-cell office:value-type="string">
            <text:p>jfikHh^-hvzq^</text:p>
          </table:table-cell>
        </table:table-row>
        <table:table-row table:style-name="ro1">
          <table:table-cell office:value-type="string">
            <text:p>no </text:p>
          </table:table-cell>
          <table:table-cell office:value-type="string">
            <text:p>yffnM-qe-rffn</text:p>
          </table:table-cell>
        </table:table-row>
        <table:table-row table:style-name="ro1">
          <table:table-cell office:value-type="string">
            <text:p>not-yet </text:p>
          </table:table-cell>
          <table:table-cell office:value-type="string">
            <text:p>jlU-qo-Uohvz</text:p>
          </table:table-cell>
        </table:table-row>
        <table:table-row table:style-name="ro1">
          <table:table-cell office:value-type="string">
            <text:p>now </text:p>
          </table:table-cell>
          <table:table-cell office:value-type="string">
            <text:p>jnnliU-dvhv</text:p>
          </table:table-cell>
        </table:table-row>
        <table:table-row table:style-name="ro1">
          <table:table-cell office:value-type="string">
            <text:p>number-eight </text:p>
          </table:table-cell>
          <table:table-cell office:value-type="string">
            <text:p>lrflM-qe</text:p>
          </table:table-cell>
        </table:table-row>
        <table:table-row table:style-name="ro1">
          <table:table-cell office:value-type="string">
            <text:p>number-five </text:p>
          </table:table-cell>
          <table:table-cell office:value-type="string">
            <text:p>jluM-qe</text:p>
          </table:table-cell>
        </table:table-row>
        <table:table-row table:style-name="ro1">
          <table:table-cell office:value-type="string">
            <text:p>number-four </text:p>
          </table:table-cell>
          <table:table-cell office:value-type="string">
            <text:p>cluM-qe</text:p>
          </table:table-cell>
        </table:table-row>
        <table:table-row table:style-name="ro1">
          <table:table-cell office:value-type="string">
            <text:p>number-one </text:p>
          </table:table-cell>
          <table:table-cell office:value-type="string">
            <text:p>clnM-qe</text:p>
          </table:table-cell>
        </table:table-row>
        <table:table-row table:style-name="ro1">
          <table:table-cell office:value-type="string">
            <text:p>number-seven </text:p>
          </table:table-cell>
          <table:table-cell office:value-type="string">
            <text:p>llrflM-qe</text:p>
          </table:table-cell>
        </table:table-row>
        <table:table-row table:style-name="ro1">
          <table:table-cell office:value-type="string">
            <text:p>number-six </text:p>
          </table:table-cell>
          <table:table-cell office:value-type="string">
            <text:p>lllrfM-qe</text:p>
          </table:table-cell>
        </table:table-row>
        <table:table-row table:style-name="ro1">
          <table:table-cell office:value-type="string">
            <text:p>number-ten </text:p>
          </table:table-cell>
          <table:table-cell office:value-type="string">
            <text:p>jnU-qoz</text:p>
          </table:table-cell>
        </table:table-row>
        <table:table-row table:style-name="ro1">
          <table:table-cell office:value-type="string">
            <text:p>number-three </text:p>
          </table:table-cell>
          <table:table-cell office:value-type="string">
            <text:p>jlulnM-qe</text:p>
          </table:table-cell>
        </table:table-row>
        <table:table-row table:style-name="ro1"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objection </text:p>
          </table:table-cell>
          <table:table-cell office:value-type="string">
            <text:p>yfiM-Dz</text:p>
          </table:table-cell>
        </table:table-row>
        <table:table-row table:style-name="ro1">
          <table:table-cell office:value-type="string">
            <text:p>on </text:p>
          </table:table-cell>
          <table:table-cell office:value-type="string">
            <text:p>jlU-Thv</text:p>
          </table:table-cell>
        </table:table-row>
        <table:table-row table:style-name="ro1">
          <table:table-cell office:value-type="string">
            <text:p>open-a </text:p>
          </table:table-cell>
          <table:table-cell office:value-type="string">
            <text:p>jnM-qe</text:p>
          </table:table-cell>
        </table:table-row>
        <table:table-row table:style-name="ro1">
          <table:table-cell office:value-type="string">
            <text:p>open-b </text:p>
          </table:table-cell>
          <table:table-cell office:value-type="string">
            <text:p>jlM-qe</text:p>
          </table:table-cell>
        </table:table-row>
        <table:table-row table:style-name="ro1">
          <table:table-cell office:value-type="string">
            <text:p>open-eight </text:p>
          </table:table-cell>
          <table:table-cell office:value-type="string">
            <text:p>ylflM-qe</text:p>
          </table:table-cell>
        </table:table-row>
        <table:table-row table:style-name="ro1">
          <table:table-cell office:value-type="string">
            <text:p>open-f </text:p>
          </table:table-cell>
          <table:table-cell office:value-type="string">
            <text:p>yflM-qe</text:p>
          </table:table-cell>
        </table:table-row>
        <table:table-row table:style-name="ro1">
          <table:table-cell office:value-type="string">
            <text:p>open-n </text:p>
          </table:table-cell>
          <table:table-cell office:value-type="string">
            <text:p>yffnM-qe</text:p>
          </table:table-cell>
        </table:table-row>
        <table:table-row table:style-name="ro1">
          <table:table-cell office:value-type="string">
            <text:p>orange </text:p>
          </table:table-cell>
          <table:table-cell office:value-type="string">
            <text:p>yfCKDik-qe-cnz</text:p>
          </table:table-cell>
        </table:table-row>
        <table:table-row table:style-name="ro1">
          <table:table-cell office:value-type="string">
            <text:p>other </text:p>
          </table:table-cell>
          <table:table-cell office:value-type="string">
            <text:p>jnU-qo-ik</text:p>
          </table:table-cell>
        </table:table-row>
        <table:table-row table:style-name="ro1">
          <table:table-cell office:value-type="string">
            <text:p>our </text:p>
          </table:table-cell>
          <table:table-cell office:value-type="string">
            <text:p>jfDik-qk-iM</text:p>
          </table:table-cell>
        </table:table-row>
        <table:table-row table:style-name="ro1">
          <table:table-cell office:value-type="string">
            <text:p>ourselves </text:p>
          </table:table-cell>
          <table:table-cell office:value-type="string">
            <text:p>jnik-Dzqk</text:p>
          </table:table-cell>
        </table:table-row>
        <table:table-row table:style-name="ro1">
          <table:table-cell office:value-type="string">
            <text:p>p</text:p>
          </table:table-cell>
          <table:table-cell/>
        </table:table-row>
        <table:table-row table:style-name="ro1">
          <table:table-cell office:value-type="string">
            <text:p>paranoid </text:p>
          </table:table-cell>
          <table:table-cell office:value-type="string">
            <text:p>cnnfWDiM-hkvzq^</text:p>
          </table:table-cell>
        </table:table-row>
        <table:table-row table:style-name="ro1">
          <table:table-cell office:value-type="string">
            <text:p>past </text:p>
          </table:table-cell>
          <table:table-cell office:value-type="string">
            <text:p>jlCiM-qv-jf</text:p>
          </table:table-cell>
        </table:table-row>
        <table:table-row table:style-name="ro1">
          <table:table-cell office:value-type="string">
            <text:p>patient </text:p>
          </table:table-cell>
          <table:table-cell office:value-type="string">
            <text:p>rnCKDik-hv</text:p>
          </table:table-cell>
        </table:table-row>
        <table:table-row table:style-name="ro1">
          <table:table-cell office:value-type="string">
            <text:p>peanut </text:p>
          </table:table-cell>
          <table:table-cell office:value-type="string">
            <text:p>jnCKh^Dik-q^</text:p>
          </table:table-cell>
        </table:table-row>
        <table:table-row table:style-name="ro1">
          <table:table-cell office:value-type="string">
            <text:p>pension </text:p>
          </table:table-cell>
          <table:table-cell office:value-type="string">
            <text:p>yfCiU-qk-rnz</text:p>
          </table:table-cell>
        </table:table-row>
        <table:table-row table:style-name="ro1">
          <table:table-cell office:value-type="string">
            <text:p>pepper </text:p>
          </table:table-cell>
          <table:table-cell office:value-type="string">
            <text:p>rflU-hvz</text:p>
          </table:table-cell>
        </table:table-row>
        <table:table-row table:style-name="ro1">
          <table:table-cell office:value-type="string">
            <text:p>person </text:p>
          </table:table-cell>
          <table:table-cell office:value-type="string">
            <text:p>jlik-dvhv</text:p>
          </table:table-cell>
        </table:table-row>
        <table:table-row table:style-name="ro1">
          <table:table-cell office:value-type="string">
            <text:p>pig </text:p>
          </table:table-cell>
          <table:table-cell office:value-type="string">
            <text:p>jfCKhvDik-qe-jnz</text:p>
          </table:table-cell>
        </table:table-row>
        <table:table-row table:style-name="ro1">
          <table:table-cell office:value-type="string">
            <text:p>pig-insult </text:p>
          </table:table-cell>
          <table:table-cell office:value-type="string">
            <text:p>jnCKDU-qe-jl</text:p>
          </table:table-cell>
        </table:table-row>
        <table:table-row table:style-name="ro1">
          <table:table-cell office:value-type="string">
            <text:p>pill </text:p>
          </table:table-cell>
          <table:table-cell office:value-type="string">
            <text:p>rflCKiM-qv-yflz</text:p>
          </table:table-cell>
        </table:table-row>
        <table:table-row table:style-name="ro1">
          <table:table-cell office:value-type="string">
            <text:p>pin </text:p>
          </table:table-cell>
          <table:table-cell office:value-type="string">
            <text:p>yfnKDiM-qe-rfnz</text:p>
          </table:table-cell>
        </table:table-row>
        <table:table-row table:style-name="ro1">
          <table:table-cell office:value-type="string">
            <text:p>please </text:p>
          </table:table-cell>
          <table:table-cell office:value-type="string">
            <text:p>jlDiM-hkv</text:p>
          </table:table-cell>
        </table:table-row>
        <table:table-row table:style-name="ro1">
          <table:table-cell office:value-type="string">
            <text:p>police </text:p>
          </table:table-cell>
          <table:table-cell office:value-type="string">
            <text:p>yfKM-Dz</text:p>
          </table:table-cell>
        </table:table-row>
        <table:table-row table:style-name="ro1">
          <table:table-cell office:value-type="string">
            <text:p>pollution </text:p>
          </table:table-cell>
          <table:table-cell office:value-type="string">
            <text:p>jlCKDiM-h^z–pUi-yfuUHh^-qkvzp</text:p>
          </table:table-cell>
        </table:table-row>
        <table:table-row table:style-name="ro1">
          <table:table-cell office:value-type="string">
            <text:p>preach </text:p>
          </table:table-cell>
          <table:table-cell office:value-type="string">
            <text:p>rflCM-q^z</text:p>
          </table:table-cell>
        </table:table-row>
        <table:table-row table:style-name="ro1">
          <table:table-cell office:value-type="string">
            <text:p>prefer </text:p>
          </table:table-cell>
          <table:table-cell office:value-type="string">
            <text:p>jfDiM-q^-rn</text:p>
          </table:table-cell>
        </table:table-row>
        <table:table-row table:style-name="ro1">
          <table:table-cell office:value-type="string">
            <text:p>pride </text:p>
          </table:table-cell>
          <table:table-cell office:value-type="string">
            <text:p>ynDU-h^</text:p>
          </table:table-cell>
        </table:table-row>
        <table:table-row table:style-name="ro1">
          <table:table-cell office:value-type="string">
            <text:p>priest </text:p>
          </table:table-cell>
          <table:table-cell office:value-type="string">
            <text:p>yfnCKhvDiM-qy</text:p>
          </table:table-cell>
        </table:table-row>
        <table:table-row table:style-name="ro1">
          <table:table-cell office:value-type="string">
            <text:p>private </text:p>
          </table:table-cell>
          <table:table-cell office:value-type="string">
            <text:p>rnCKik-Dz</text:p>
          </table:table-cell>
        </table:table-row>
        <table:table-row table:style-name="ro1">
          <table:table-cell office:value-type="string">
            <text:p>profit </text:p>
          </table:table-cell>
          <table:table-cell office:value-type="string">
            <text:p>rflDhvU-hv</text:p>
          </table:table-cell>
        </table:table-row>
        <table:table-row table:style-name="ro1">
          <table:table-cell office:value-type="string">
            <text:p>purse </text:p>
          </table:table-cell>
          <table:table-cell office:value-type="string">
            <text:p>rnUohv-hvz</text:p>
          </table:table-cell>
        </table:table-row>
        <table:table-row table:style-name="ro1">
          <table:table-cell office:value-type="string">
            <text:p>puzzled </text:p>
          </table:table-cell>
          <table:table-cell office:value-type="string">
            <text:p>cfnWM-D</text:p>
          </table:table-cell>
        </table:table-row>
        <table:table-row table:style-name="ro1">
          <table:table-cell office:value-type="string">
            <text:p>q</text:p>
          </table:table-cell>
          <table:table-cell/>
        </table:table-row>
        <table:table-row table:style-name="ro1">
          <table:table-cell office:value-type="string">
            <text:p>queen </text:p>
          </table:table-cell>
          <table:table-cell office:value-type="string">
            <text:p>yfnKDU-hvry</text:p>
          </table:table-cell>
        </table:table-row>
        <table:table-row table:style-name="ro1">
          <table:table-cell office:value-type="string">
            <text:p>quiz </text:p>
          </table:table-cell>
          <table:table-cell office:value-type="string">
            <text:p>yfnM-qy-hv-U</text:p>
          </table:table-cell>
        </table:table-row>
        <table:table-row table:style-name="ro1">
          <table:table-cell office:value-type="string">
            <text:p>quote-saying </text:p>
          </table:table-cell>
          <table:table-cell office:value-type="string">
            <text:p>clulnCM-pqe-cfufn</text:p>
          </table:table-cell>
        </table:table-row>
        <table:table-row table:style-name="ro1"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refuse </text:p>
          </table:table-cell>
          <table:table-cell office:value-type="string">
            <text:p>jnCik-qv</text:p>
          </table:table-cell>
        </table:table-row>
        <table:table-row table:style-name="ro1">
          <table:table-cell office:value-type="string">
            <text:p>reject-idea </text:p>
          </table:table-cell>
          <table:table-cell office:value-type="string">
            <text:p>jnik-qo-ynU</text:p>
          </table:table-cell>
        </table:table-row>
        <table:table-row table:style-name="ro1">
          <table:table-cell office:value-type="string">
            <text:p>right-good </text:p>
          </table:table-cell>
          <table:table-cell office:value-type="string">
            <text:p>clnik-Thv</text:p>
          </table:table-cell>
        </table:table-row>
        <table:table-row table:style-name="ro1">
          <table:table-cell office:value-type="string">
            <text:p>s</text:p>
          </table:table-cell>
          <table:table-cell/>
        </table:table-row>
        <table:table-row table:style-name="ro1">
          <table:table-cell office:value-type="string">
            <text:p>S-cheek-sign-name </text:p>
          </table:table-cell>
          <table:table-cell office:value-type="string">
            <text:p>CnCM-Dz</text:p>
          </table:table-cell>
        </table:table-row>
        <table:table-row table:style-name="ro1">
          <table:table-cell office:value-type="string">
            <text:p>Santa-Claus </text:p>
          </table:table-cell>
          <table:table-cell office:value-type="string">
            <text:p>yfCM-Dzhv-iU</text:p>
          </table:table-cell>
        </table:table-row>
        <table:table-row table:style-name="ro1">
          <table:table-cell office:value-type="string">
            <text:p>Sarah </text:p>
          </table:table-cell>
          <table:table-cell office:value-type="string">
            <text:p>q~Sarah</text:p>
          </table:table-cell>
        </table:table-row>
        <table:table-row table:style-name="ro1">
          <table:table-cell office:value-type="string">
            <text:p>say </text:p>
          </table:table-cell>
          <table:table-cell office:value-type="string">
            <text:p>clnCDiM-q^</text:p>
          </table:table-cell>
        </table:table-row>
        <table:table-row table:style-name="ro1">
          <table:table-cell office:value-type="string">
            <text:p>say </text:p>
          </table:table-cell>
          <table:table-cell office:value-type="string">
            <text:p>clnCiM-D</text:p>
          </table:table-cell>
        </table:table-row>
        <table:table-row table:style-name="ro1">
          <table:table-cell office:value-type="string">
            <text:p>scared </text:p>
          </table:table-cell>
          <table:table-cell office:value-type="string">
            <text:p>jluiMHh^-pyqkz</text:p>
          </table:table-cell>
        </table:table-row>
        <table:table-row table:style-name="ro1">
          <table:table-cell office:value-type="string">
            <text:p>school </text:p>
          </table:table-cell>
          <table:table-cell office:value-type="string">
            <text:p>pUi-jlU-Thvz</text:p>
          </table:table-cell>
        </table:table-row>
        <table:table-row table:style-name="ro1">
          <table:table-cell office:value-type="string">
            <text:p>search </text:p>
          </table:table-cell>
          <table:table-cell office:value-type="string">
            <text:p>yfCh^ik-hkv</text:p>
          </table:table-cell>
        </table:table-row>
        <table:table-row table:style-name="ro1">
          <table:table-cell office:value-type="string">
            <text:p>see </text:p>
          </table:table-cell>
          <table:table-cell office:value-type="string">
            <text:p>clulnCiM-q^</text:p>
          </table:table-cell>
        </table:table-row>
        <table:table-row table:style-name="ro1">
          <table:table-cell office:value-type="string">
            <text:p>seem-appear </text:p>
          </table:table-cell>
          <table:table-cell office:value-type="string">
            <text:p>jfCiM-qo-ikz</text:p>
          </table:table-cell>
        </table:table-row>
        <table:table-row table:style-name="ro1">
          <table:table-cell office:value-type="string">
            <text:p>several </text:p>
          </table:table-cell>
          <table:table-cell office:value-type="string">
            <text:p>rniU-qe-lululcn</text:p>
          </table:table-cell>
        </table:table-row>
        <table:table-row table:style-name="ro1">
          <table:table-cell office:value-type="string">
            <text:p>shake-hand </text:p>
          </table:table-cell>
          <table:table-cell office:value-type="string">
            <text:p>yfikohv-hvz</text:p>
          </table:table-cell>
        </table:table-row>
        <table:table-row table:style-name="ro1">
          <table:table-cell office:value-type="string">
            <text:p>shake-hands </text:p>
          </table:table-cell>
          <table:table-cell office:value-type="string">
            <text:p>yfikohv-hvzqy</text:p>
          </table:table-cell>
        </table:table-row>
        <table:table-row table:style-name="ro1">
          <table:table-cell office:value-type="string">
            <text:p>she-there </text:p>
          </table:table-cell>
          <table:table-cell office:value-type="string">
            <text:p>jnCDik-qe–clik-q^</text:p>
          </table:table-cell>
        </table:table-row>
        <table:table-row table:style-name="ro1">
          <table:table-cell office:value-type="string">
            <text:p>short-height </text:p>
          </table:table-cell>
          <table:table-cell office:value-type="string">
            <text:p>jfM-hv</text:p>
          </table:table-cell>
        </table:table-row>
        <table:table-row table:style-name="ro1">
          <table:table-cell office:value-type="string">
            <text:p>shove-away </text:p>
          </table:table-cell>
          <table:table-cell office:value-type="string">
            <text:p>jfik-q^-jl</text:p>
          </table:table-cell>
        </table:table-row>
        <table:table-row table:style-name="ro1">
          <table:table-cell office:value-type="string">
            <text:p>shy </text:p>
          </table:table-cell>
          <table:table-cell office:value-type="string">
            <text:p>jfCDU-qo-iM</text:p>
          </table:table-cell>
        </table:table-row>
        <table:table-row table:style-name="ro1">
          <table:table-cell office:value-type="string">
            <text:p>sign-name </text:p>
          </table:table-cell>
          <table:table-cell office:value-type="string">
            <text:p>cfnikHh^-qvhvzp</text:p>
          </table:table-cell>
        </table:table-row>
        <table:table-row table:style-name="ro1">
          <table:table-cell office:value-type="string">
            <text:p>sister </text:p>
          </table:table-cell>
          <table:table-cell office:value-type="string">
            <text:p>jnCDik-qe–jlnik-Thv</text:p>
          </table:table-cell>
        </table:table-row>
        <table:table-row table:style-name="ro1">
          <table:table-cell office:value-type="string">
            <text:p>skunk </text:p>
          </table:table-cell>
          <table:table-cell office:value-type="string">
            <text:p>yflCKh^iM-D-rfl–yfnWKDM-qv</text:p>
          </table:table-cell>
        </table:table-row>
        <table:table-row table:style-name="ro1">
          <table:table-cell office:value-type="string">
            <text:p>sleepy </text:p>
          </table:table-cell>
          <table:table-cell office:value-type="string">
            <text:p>jlCKh^iM-qe-jfz</text:p>
          </table:table-cell>
        </table:table-row>
        <table:table-row table:style-name="ro1">
          <table:table-cell office:value-type="string">
            <text:p>small </text:p>
          </table:table-cell>
          <table:table-cell office:value-type="string">
            <text:p>yfnCh^ik-qv</text:p>
          </table:table-cell>
        </table:table-row>
        <table:table-row table:style-name="ro1">
          <table:table-cell office:value-type="string">
            <text:p>small-children </text:p>
          </table:table-cell>
          <table:table-cell office:value-type="string">
            <text:p>clnlCDM-qoz</text:p>
          </table:table-cell>
        </table:table-row>
        <table:table-row table:style-name="ro1">
          <table:table-cell office:value-type="string">
            <text:p>smell </text:p>
          </table:table-cell>
          <table:table-cell office:value-type="string">
            <text:p>jlCKDiM-h^z</text:p>
          </table:table-cell>
        </table:table-row>
        <table:table-row table:style-name="ro1">
          <table:table-cell office:value-type="string">
            <text:p>so </text:p>
          </table:table-cell>
          <table:table-cell office:value-type="string">
            <text:p>q~so</text:p>
          </table:table-cell>
        </table:table-row>
        <table:table-row table:style-name="ro1">
          <table:table-cell office:value-type="string">
            <text:p>something-like </text:p>
          </table:table-cell>
          <table:table-cell office:value-type="string">
            <text:p>jnnlM-qy</text:p>
          </table:table-cell>
        </table:table-row>
        <table:table-row table:style-name="ro1">
          <table:table-cell office:value-type="string">
            <text:p>soon </text:p>
          </table:table-cell>
          <table:table-cell office:value-type="string">
            <text:p>q~soon</text:p>
          </table:table-cell>
        </table:table-row>
        <table:table-row table:style-name="ro1">
          <table:table-cell office:value-type="string">
            <text:p>soon </text:p>
          </table:table-cell>
          <table:table-cell office:value-type="string">
            <text:p>rflCKiM-Dz</text:p>
          </table:table-cell>
        </table:table-row>
        <table:table-row table:style-name="ro1">
          <table:table-cell office:value-type="string">
            <text:p>sorry </text:p>
          </table:table-cell>
          <table:table-cell office:value-type="string">
            <text:p>rnKDiM-hkv</text:p>
          </table:table-cell>
        </table:table-row>
        <table:table-row table:style-name="ro1">
          <table:table-cell office:value-type="string">
            <text:p>strange </text:p>
          </table:table-cell>
          <table:table-cell office:value-type="string">
            <text:p>yfCh^ik-qk-U</text:p>
          </table:table-cell>
        </table:table-row>
        <table:table-row table:style-name="ro1">
          <table:table-cell office:value-type="string">
            <text:p>stubborn </text:p>
          </table:table-cell>
          <table:table-cell office:value-type="string">
            <text:p>jlWDiM-qe-jf</text:p>
          </table:table-cell>
        </table:table-row>
        <table:table-row table:style-name="ro1">
          <table:table-cell office:value-type="string">
            <text:p>sun </text:p>
          </table:table-cell>
          <table:table-cell office:value-type="string">
            <text:p>yfCh^ik-Dz</text:p>
          </table:table-cell>
        </table:table-row>
        <table:table-row table:style-name="ro1">
          <table:table-cell office:value-type="string">
            <text:p>sweet </text:p>
          </table:table-cell>
          <table:table-cell office:value-type="string">
            <text:p>jlCKDiM-hvz</text:p>
          </table:table-cell>
        </table:table-row>
        <table:table-row table:style-name="ro1"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tall </text:p>
          </table:table-cell>
          <table:table-cell office:value-type="string">
            <text:p>jfCik-h^</text:p>
          </table:table-cell>
        </table:table-row>
        <table:table-row table:style-name="ro1">
          <table:table-cell office:value-type="string">
            <text:p>thanks </text:p>
          </table:table-cell>
          <table:table-cell office:value-type="string">
            <text:p>jlCKDiM-q^</text:p>
          </table:table-cell>
        </table:table-row>
        <table:table-row table:style-name="ro1">
          <table:table-cell office:value-type="string">
            <text:p>Thanksgiving </text:p>
          </table:table-cell>
          <table:table-cell office:value-type="string">
            <text:p>yfnCKU-Dzhv</text:p>
          </table:table-cell>
        </table:table-row>
        <table:table-row table:style-name="ro1">
          <table:table-cell office:value-type="string">
            <text:p>that </text:p>
          </table:table-cell>
          <table:table-cell office:value-type="string">
            <text:p>jnnlM-q^</text:p>
          </table:table-cell>
        </table:table-row>
        <table:table-row table:style-name="ro1">
          <table:table-cell office:value-type="string">
            <text:p>their-name-this-is </text:p>
          </table:table-cell>
          <table:table-cell office:value-type="string">
            <text:p>jliU-hv</text:p>
          </table:table-cell>
        </table:table-row>
        <table:table-row table:style-name="ro1">
          <table:table-cell office:value-type="string">
            <text:p>them </text:p>
          </table:table-cell>
          <table:table-cell office:value-type="string">
            <text:p>clnik-qk</text:p>
          </table:table-cell>
        </table:table-row>
        <table:table-row table:style-name="ro1">
          <table:table-cell office:value-type="string">
            <text:p>themselves </text:p>
          </table:table-cell>
          <table:table-cell office:value-type="string">
            <text:p>jnik-qy</text:p>
          </table:table-cell>
        </table:table-row>
        <table:table-row table:style-name="ro1">
          <table:table-cell office:value-type="string">
            <text:p>thing-object </text:p>
          </table:table-cell>
          <table:table-cell office:value-type="string">
            <text:p>jliU-hvzqy</text:p>
          </table:table-cell>
        </table:table-row>
        <table:table-row table:style-name="ro1">
          <table:table-cell office:value-type="string">
            <text:p>think </text:p>
          </table:table-cell>
          <table:table-cell office:value-type="string">
            <text:p>cfnWiM-D</text:p>
          </table:table-cell>
        </table:table-row>
        <table:table-row table:style-name="ro1">
          <table:table-cell office:value-type="string">
            <text:p>this </text:p>
          </table:table-cell>
          <table:table-cell office:value-type="string">
            <text:p>plj-cfnik-Tqk</text:p>
          </table:table-cell>
        </table:table-row>
        <table:table-row table:style-name="ro1">
          <table:table-cell office:value-type="string">
            <text:p>Thursday </text:p>
          </table:table-cell>
          <table:table-cell office:value-type="string">
            <text:p>cffnik-hkv</text:p>
          </table:table-cell>
        </table:table-row>
        <table:table-row table:style-name="ro1">
          <table:table-cell office:value-type="string">
            <text:p>time </text:p>
          </table:table-cell>
          <table:table-cell office:value-type="string">
            <text:p>pncU-cfnU-Thvz</text:p>
          </table:table-cell>
        </table:table-row>
        <table:table-row table:style-name="ro1">
          <table:table-cell office:value-type="string">
            <text:p>to </text:p>
          </table:table-cell>
          <table:table-cell office:value-type="string">
            <text:p>pnlc-cfnik-Tqk</text:p>
          </table:table-cell>
        </table:table-row>
        <table:table-row table:style-name="ro1">
          <table:table-cell office:value-type="string">
            <text:p>tomorrow </text:p>
          </table:table-cell>
          <table:table-cell office:value-type="string">
            <text:p>jnCDM-q^-ik</text:p>
          </table:table-cell>
        </table:table-row>
        <table:table-row table:style-name="ro1">
          <table:table-cell office:value-type="string">
            <text:p>truly </text:p>
          </table:table-cell>
          <table:table-cell office:value-type="string">
            <text:p>clnCDik-q^</text:p>
          </table:table-cell>
        </table:table-row>
        <table:table-row table:style-name="ro1">
          <table:table-cell office:value-type="string">
            <text:p>turkey </text:p>
          </table:table-cell>
          <table:table-cell office:value-type="string">
            <text:p>yfnCKDM-qo-Uz</text:p>
          </table:table-cell>
        </table:table-row>
        <table:table-row table:style-name="ro1">
          <table:table-cell office:value-type="string">
            <text:p>u</text:p>
          </table:table-cell>
          <table:table-cell/>
        </table:table-row>
        <table:table-row table:style-name="ro1">
          <table:table-cell office:value-type="string">
            <text:p>uncle </text:p>
          </table:table-cell>
          <table:table-cell office:value-type="string">
            <text:p>cllnWDM-hvz</text:p>
          </table:table-cell>
        </table:table-row>
        <table:table-row table:style-name="ro1">
          <table:table-cell office:value-type="string">
            <text:p>understand </text:p>
          </table:table-cell>
          <table:table-cell office:value-type="string">
            <text:p>rfnWDiM-qe-cfnz</text:p>
          </table:table-cell>
        </table:table-row>
        <table:table-row table:style-name="ro1">
          <table:table-cell office:value-type="string">
            <text:p>United-States </text:p>
          </table:table-cell>
          <table:table-cell office:value-type="string">
            <text:p>cllnM-q^-cn</text:p>
          </table:table-cell>
        </table:table-row>
        <table:table-row table:style-name="ro1">
          <table:table-cell office:value-type="string">
            <text:p>until-now </text:p>
          </table:table-cell>
          <table:table-cell office:value-type="string">
            <text:p>cfnDiM-pq^</text:p>
          </table:table-cell>
        </table:table-row>
        <table:table-row table:style-name="ro1">
          <table:table-cell office:value-type="string">
            <text:p>upset </text:p>
          </table:table-cell>
          <table:table-cell office:value-type="string">
            <text:p>jliM-D–jliU-D</text:p>
          </table:table-cell>
        </table:table-row>
        <table:table-row table:style-name="ro1">
          <table:table-cell office:value-type="string">
            <text:p>us </text:p>
          </table:table-cell>
          <table:table-cell office:value-type="string">
            <text:p>jllnDik-qk-iM</text:p>
          </table:table-cell>
        </table:table-row>
        <table:table-row table:style-name="ro1">
          <table:table-cell office:value-type="string">
            <text:p>use </text:p>
          </table:table-cell>
          <table:table-cell office:value-type="string">
            <text:p>cllnM-hkv</text:p>
          </table:table-cell>
        </table:table-row>
        <table:table-row table:style-name="ro1">
          <table:table-cell office:value-type="string">
            <text:p>v</text:p>
          </table:table-cell>
          <table:table-cell/>
        </table:table-row>
        <table:table-row table:style-name="ro1">
          <table:table-cell office:value-type="string">
            <text:p>very-close </text:p>
          </table:table-cell>
          <table:table-cell office:value-type="string">
            <text:p>rflCKh^DiM-q^-U</text:p>
          </table:table-cell>
        </table:table-row>
        <table:table-row table:style-name="ro1">
          <table:table-cell office:value-type="string">
            <text:p>visiting </text:p>
          </table:table-cell>
          <table:table-cell office:value-type="string">
            <text:p>clulnCiM-q^zp</text:p>
          </table:table-cell>
        </table:table-row>
        <table:table-row table:style-name="ro1">
          <table:table-cell office:value-type="string">
            <text:p>volunteer </text:p>
          </table:table-cell>
          <table:table-cell office:value-type="string">
            <text:p>rflDiM-q^z</text:p>
          </table:table-cell>
        </table:table-row>
        <table:table-row table:style-name="ro1">
          <table:table-cell office:value-type="string">
            <text:p>w</text:p>
          </table:table-cell>
          <table:table-cell/>
        </table:table-row>
        <table:table-row table:style-name="ro1">
          <table:table-cell office:value-type="string">
            <text:p>want </text:p>
          </table:table-cell>
          <table:table-cell office:value-type="string">
            <text:p>yfuiU-pqv</text:p>
          </table:table-cell>
        </table:table-row>
        <table:table-row table:style-name="ro1">
          <table:table-cell office:value-type="string">
            <text:p>want </text:p>
          </table:table-cell>
          <table:table-cell office:value-type="string">
            <text:p>yfuiU-qv</text:p>
          </table:table-cell>
        </table:table-row>
        <table:table-row table:style-name="ro1">
          <table:table-cell office:value-type="string">
            <text:p>was </text:p>
          </table:table-cell>
          <table:table-cell office:value-type="string">
            <text:p>q~was</text:p>
          </table:table-cell>
        </table:table-row>
        <table:table-row table:style-name="ro1">
          <table:table-cell office:value-type="string">
            <text:p>way-to-go </text:p>
          </table:table-cell>
          <table:table-cell office:value-type="string">
            <text:p>cniM-q^hvz</text:p>
          </table:table-cell>
        </table:table-row>
        <table:table-row table:style-name="ro1">
          <table:table-cell office:value-type="string">
            <text:p>welcome </text:p>
          </table:table-cell>
          <table:table-cell office:value-type="string">
            <text:p>jfM-qv-ik</text:p>
          </table:table-cell>
        </table:table-row>
        <table:table-row table:style-name="ro1">
          <table:table-cell office:value-type="string">
            <text:p>were </text:p>
          </table:table-cell>
          <table:table-cell office:value-type="string">
            <text:p>q~were</text:p>
          </table:table-cell>
        </table:table-row>
        <table:table-row table:style-name="ro1">
          <table:table-cell office:value-type="string">
            <text:p>what </text:p>
          </table:table-cell>
          <table:table-cell office:value-type="string">
            <text:p>jluiU-pyqk</text:p>
          </table:table-cell>
        </table:table-row>
        <table:table-row table:style-name="ro1">
          <table:table-cell office:value-type="string">
            <text:p>what </text:p>
          </table:table-cell>
          <table:table-cell office:value-type="string">
            <text:p>jluiU-qk</text:p>
          </table:table-cell>
        </table:table-row>
        <table:table-row table:style-name="ro1">
          <table:table-cell office:value-type="string">
            <text:p>what-happened </text:p>
          </table:table-cell>
          <table:table-cell office:value-type="string">
            <text:p>jlflDiM-d^h^</text:p>
          </table:table-cell>
        </table:table-row>
        <table:table-row table:style-name="ro1">
          <table:table-cell office:value-type="string">
            <text:p>what-to-do </text:p>
          </table:table-cell>
          <table:table-cell office:value-type="string">
            <text:p>yfniU-qe-rfnz</text:p>
          </table:table-cell>
        </table:table-row>
        <table:table-row table:style-name="ro1">
          <table:table-cell office:value-type="string">
            <text:p>whisper </text:p>
          </table:table-cell>
          <table:table-cell office:value-type="string">
            <text:p>jlCKik-D</text:p>
          </table:table-cell>
        </table:table-row>
        <table:table-row table:style-name="ro1">
          <table:table-cell office:value-type="string">
            <text:p>why </text:p>
          </table:table-cell>
          <table:table-cell office:value-type="string">
            <text:p>jfWDiM-q^-jnnl</text:p>
          </table:table-cell>
        </table:table-row>
        <table:table-row table:style-name="ro1">
          <table:table-cell office:value-type="string">
            <text:p>wife </text:p>
          </table:table-cell>
          <table:table-cell office:value-type="string">
            <text:p>jnCDik-qe–pUi-yfU-Thvc</text:p>
          </table:table-cell>
        </table:table-row>
        <table:table-row table:style-name="ro1">
          <table:table-cell office:value-type="string">
            <text:p>will </text:p>
          </table:table-cell>
          <table:table-cell office:value-type="string">
            <text:p>jlWik-q^</text:p>
          </table:table-cell>
        </table:table-row>
        <table:table-row table:style-name="ro1">
          <table:table-cell office:value-type="string">
            <text:p>with </text:p>
          </table:table-cell>
          <table:table-cell office:value-type="string">
            <text:p>rnik-Tqk</text:p>
          </table:table-cell>
        </table:table-row>
        <table:table-row table:style-name="ro1">
          <table:table-cell office:value-type="string">
            <text:p>woman </text:p>
          </table:table-cell>
          <table:table-cell office:value-type="string">
            <text:p>jnCDik-qe–jluik-D</text:p>
          </table:table-cell>
        </table:table-row>
        <table:table-row table:style-name="ro1">
          <table:table-cell office:value-type="string">
            <text:p>work </text:p>
          </table:table-cell>
          <table:table-cell office:value-type="string">
            <text:p>pU-cnM-Thvz</text:p>
          </table:table-cell>
        </table:table-row>
        <table:table-row table:style-name="ro1"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years </text:p>
          </table:table-cell>
          <table:table-cell office:value-type="string">
            <text:p>cnikThv-h^q^</text:p>
          </table:table-cell>
        </table:table-row>
        <table:table-row table:style-name="ro1">
          <table:table-cell office:value-type="string">
            <text:p>yesterday </text:p>
          </table:table-cell>
          <table:table-cell office:value-type="string">
            <text:p>jnCM-Dzqv</text:p>
          </table:table-cell>
        </table:table-row>
        <table:table-row table:style-name="ro1">
          <table:table-cell office:value-type="string">
            <text:p>you-there </text:p>
          </table:table-cell>
          <table:table-cell office:value-type="string">
            <text:p>clnik-q^</text:p>
          </table:table-cell>
        </table:table-row>
        <table:table-row table:style-name="ro1">
          <table:table-cell office:value-type="string">
            <text:p>you-there </text:p>
          </table:table-cell>
          <table:table-cell office:value-type="string">
            <text:p>jliU-q^</text:p>
          </table:table-cell>
        </table:table-row>
        <table:table-row table:style-name="ro1">
          <table:table-cell office:value-type="string">
            <text:p>your </text:p>
          </table:table-cell>
          <table:table-cell office:value-type="string">
            <text:p>jlM-q^</text:p>
          </table:table-cell>
        </table:table-row>
        <table:table-row table:style-name="ro1">
          <table:table-cell office:value-type="string">
            <text:p>your-their </text:p>
          </table:table-cell>
          <table:table-cell office:value-type="string">
            <text:p>jlM-qy</text:p>
          </table:table-cell>
        </table:table-row>
        <table:table-row table:style-name="ro1">
          <table:table-cell office:value-type="string">
            <text:p>z</text:p>
          </table:table-cell>
          <table:table-cell/>
        </table:table-row>
        <table:table-row table:style-name="ro1">
          <table:table-cell office:value-type="string">
            <text:p>zeal </text:p>
          </table:table-cell>
          <table:table-cell office:value-type="string">
            <text:p>jlikTqk-q^zp</text:p>
          </table:table-cell>
        </table:table-row>
        <table:table-row table:style-name="ro1">
          <table:table-cell office:value-type="string">
            <text:p>zip </text:p>
          </table:table-cell>
          <table:table-cell office:value-type="string">
            <text:p>rnKDiM-h^</text:p>
          </table:table-cell>
        </table:table-row>
        <table:table-row table:style-name="ro1">
          <table:table-cell office:value-type="string">
            <text:p>zipper </text:p>
          </table:table-cell>
          <table:table-cell office:value-type="string">
            <text:p>rnKDiM-h^z</text:p>
          </table:table-cell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target-range-address="Sheet2.A1:Sheet2.B78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0">11/10/2021</text:date>, <text:time>18:4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1-11-06T10:07:17.27</meta:creation-date>
    <dc:date>2021-11-10T18:41:17.62</dc:date>
    <meta:editing-duration>PT104H18M50S</meta:editing-duration>
    <meta:editing-cycles>1</meta:editing-cycles>
    <meta:document-statistic meta:table-count="3" meta:cell-count="2262" meta:object-count="0"/>
    <meta:generator>OpenOffice.org/3.2$Win32 OpenOffice.org_project/320m12$Build-9483</meta:generator>
  </office:meta>
</office:document-meta>
</file>